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adornments="Roman" style:font-family-generic="swiss" style:font-pitch="variable"/>
  </office:font-face-decls>
  <office:automatic-styles>
    <style:style style:name="Tableau8" style:family="table">
      <style:table-properties style:width="8.054cm" table:align="center" fo:background-color="transparent">
        <style:background-image/>
      </style:table-properties>
    </style:style>
    <style:style style:name="Tableau8.A" style:family="table-column">
      <style:table-column-properties style:column-width="2.993cm"/>
    </style:style>
    <style:style style:name="Tableau8.B" style:family="table-column">
      <style:table-column-properties style:column-width="0.513cm"/>
    </style:style>
    <style:style style:name="Tableau8.C" style:family="table-column">
      <style:table-column-properties style:column-width="0.496cm"/>
    </style:style>
    <style:style style:name="Tableau8.D" style:family="table-column">
      <style:table-column-properties style:column-width="0.594cm"/>
    </style:style>
    <style:style style:name="Tableau8.E" style:family="table-column">
      <style:table-column-properties style:column-width="3.457cm"/>
    </style:style>
    <style:style style:name="Tableau8.1" style:family="table-row">
      <style:table-row-properties style:row-height="0.801cm" fo:background-color="transparent">
        <style:background-image/>
      </style:table-row-properties>
    </style:style>
    <style:style style:name="Tableau8.A1" style:family="table-cell">
      <style:table-cell-properties style:vertical-align="middle" fo:background-color="#d7e12c" fo:padding-left="0.101cm" fo:padding-right="0.101cm" fo:padding-top="0cm" fo:padding-bottom="0cm" fo:border="none">
        <style:background-image/>
      </style:table-cell-properties>
    </style:style>
    <style:style style:name="Tableau8.B1" style:family="table-cell">
      <style:table-cell-properties style:vertical-align="middle" fo:background-color="transparent" fo:padding-left="0.101cm" fo:padding-right="0.101cm" fo:padding-top="0cm" fo:padding-bottom="0cm" fo:border="none">
        <style:background-image/>
      </style:table-cell-properties>
    </style:style>
    <style:style style:name="Tableau8.E1" style:family="table-cell">
      <style:table-cell-properties style:vertical-align="middle" fo:background-color="#3faf46" fo:padding-left="0.101cm" fo:padding-right="0.101cm" fo:padding-top="0cm" fo:padding-bottom="0cm" fo:border="none">
        <style:background-image/>
      </style:table-cell-properties>
    </style:style>
    <style:style style:name="Tableau3" style:family="table">
      <style:table-properties style:width="8.998cm" table:align="left" fo:background-color="transparent">
        <style:background-image/>
      </style:table-properties>
    </style:style>
    <style:style style:name="Tableau3.A" style:family="table-column">
      <style:table-column-properties style:column-width="2.249cm"/>
    </style:style>
    <style:style style:name="Tableau3.D" style:family="table-column">
      <style:table-column-properties style:column-width="2.251cm"/>
    </style:style>
    <style:style style:name="Tableau3.1" style:family="table-row">
      <style:table-row-properties style:min-row-height="0.101cm" fo:background-color="transparent">
        <style:background-image/>
      </style:table-row-properties>
    </style:style>
    <style:style style:name="Tableau3.A1" style:family="table-cell">
      <style:table-cell-properties style:vertical-align="middle" fo:padding="0.097cm" fo:border="none"/>
    </style:style>
    <style:style style:name="Tableau3.B1" style:family="table-cell" style:data-style-name="N0">
      <style:table-cell-properties style:vertical-align="middle" fo:background-color="#d7e12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 style:data-style-name="N0">
      <style:table-cell-properties style:vertical-align="middle" fo:background-color="#d7e12c" fo:padding="0.097cm" fo:border="0.5pt solid #000000">
        <style:background-image/>
      </style:table-cell-properties>
    </style:style>
    <style:style style:name="Tableau3.2" style:family="table-row">
      <style:table-row-properties style:row-height="0.801cm" fo:background-color="transparent">
        <style:background-image/>
      </style:table-row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cedc58" officeooo:paragraph-rsid="00cedc58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Tableau_20_Droit">
      <style:text-properties officeooo:paragraph-rsid="00b63f71"/>
    </style:style>
    <style:style style:name="P14" style:family="paragraph" style:parent-style-name="_5f_Paragraphe">
      <style:paragraph-properties fo:margin-top="0cm" fo:margin-bottom="0cm" style:contextual-spacing="false">
        <style:tab-stops>
          <style:tab-stop style:position="-0.169cm"/>
        </style:tab-stops>
      </style:paragraph-properties>
      <style:text-properties officeooo:paragraph-rsid="00cedc58"/>
    </style:style>
    <style:style style:name="P15" style:family="paragraph" style:parent-style-name="_5f_Paragraphe">
      <style:paragraph-properties fo:margin-top="0cm" fo:margin-bottom="0cm" style:contextual-spacing="false"/>
      <style:text-properties officeooo:paragraph-rsid="00cedc58"/>
    </style:style>
    <style:style style:name="P16" style:family="paragraph" style:parent-style-name="_5f_Paragraphe">
      <style:text-properties officeooo:paragraph-rsid="00cedc58"/>
    </style:style>
    <style:style style:name="P17" style:family="paragraph" style:parent-style-name="_5f_Paragraphe_5f_Réponse_5f_Elève">
      <style:text-properties officeooo:paragraph-rsid="00cedc58"/>
    </style:style>
    <style:style style:name="P18" style:family="paragraph" style:parent-style-name="_5f_Paragraphe" style:master-page-name="">
      <loext:graphic-properties draw:fill="none"/>
      <style:paragraph-properties fo:margin-left="0cm" fo:margin-right="0.101cm" fo:margin-top="0cm" fo:margin-bottom="0cm" style:contextual-spacing="false" fo:text-align="start" style:justify-single-word="false" fo:orphans="0" fo:widows="0" fo:hyphenation-ladder-count="no-limit" fo:text-indent="0cm" style:auto-text-indent="false" style:page-number="auto" fo:background-color="transparent" text:number-lines="true" text:line-number="0" style:vertical-align="baseline"/>
      <style:text-properties officeooo:paragraph-rsid="00cedc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_5f_Paragraphe">
      <style:paragraph-properties fo:margin-top="0cm" fo:margin-bottom="0cm" style:contextual-spacing="false"/>
    </style:style>
    <style:style style:name="P20" style:family="paragraph" style:parent-style-name="_5f_Paragraphe">
      <style:paragraph-properties fo:margin-top="0.101cm" fo:margin-bottom="0cm" style:contextual-spacing="false"/>
    </style:style>
    <style:style style:name="P21" style:family="paragraph" style:parent-style-name="_5f_Paragraphe">
      <style:paragraph-properties fo:margin-top="0.199cm" fo:margin-bottom="0cm" style:contextual-spacing="false"/>
    </style:style>
    <style:style style:name="P22" style:family="paragraph" style:parent-style-name="_5f_Paragraphe">
      <style:paragraph-properties fo:margin-top="0cm" fo:margin-bottom="0cm" style:contextual-spacing="false"/>
      <style:text-properties officeooo:paragraph-rsid="00d32cbc"/>
    </style:style>
    <style:style style:name="P23" style:family="paragraph" style:parent-style-name="Standard" style:list-style-name="L3">
      <style:paragraph-properties fo:margin-top="0cm" fo:margin-bottom="0cm" style:contextual-spacing="false">
        <style:tab-stops>
          <style:tab-stop style:position="-0.169cm"/>
        </style:tab-stops>
      </style:paragraph-properties>
      <style:text-properties officeooo:paragraph-rsid="00cedc58"/>
    </style:style>
    <style:style style:name="P24" style:family="paragraph" style:parent-style-name="_5f_Footer_20_page_20_impaire_20__28_D_29_"/>
    <style:style style:name="P25" style:family="paragraph" style:parent-style-name="_5f_Footer_20_page_20_impaire_20__28_D_29_">
      <style:text-properties officeooo:paragraph-rsid="01316a8b"/>
    </style:style>
    <style:style style:name="P26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7" style:family="paragraph" style:parent-style-name="_5f_Footer_20_page_20_paire_20__28_G_29_">
      <style:paragraph-properties fo:text-align="end" style:justify-single-word="false"/>
      <style:text-properties officeooo:rsid="00cedc58" officeooo:paragraph-rsid="00cedc58"/>
    </style:style>
    <style:style style:name="P28" style:family="paragraph" style:parent-style-name="_5f_Footer_20_page_20_paire_20__28_G_29_"/>
    <style:style style:name="P29" style:family="paragraph" style:parent-style-name="_5f_Footer_20_page_20_paire_20__28_G_29_">
      <style:text-properties officeooo:paragraph-rsid="01316a8b"/>
    </style:style>
    <style:style style:name="P30" style:family="paragraph" style:parent-style-name="_5f_Footer_20_page_20_paire_20__28_G_29_">
      <style:text-properties officeooo:paragraph-rsid="01336347"/>
    </style:style>
    <style:style style:name="P31" style:family="paragraph" style:parent-style-name="_5f_Footer_20_page_20_paire_20__28_G_29_">
      <style:text-properties officeooo:paragraph-rsid="0135ac9e"/>
    </style:style>
    <style:style style:name="P32" style:family="paragraph" style:parent-style-name="_5f_Footer_20_page_20_paire_20__28_G_29_">
      <style:text-properties officeooo:paragraph-rsid="01397109"/>
    </style:style>
    <style:style style:name="P33" style:family="paragraph" style:parent-style-name="_5f_Footer_20_page_20_paire_20__28_G_29_">
      <style:text-properties officeooo:paragraph-rsid="013b50d8"/>
    </style:style>
    <style:style style:name="P34" style:family="paragraph" style:parent-style-name="_5f_Footer_20_page_20_paire_20__28_G_29_">
      <style:text-properties officeooo:paragraph-rsid="013c280e"/>
    </style:style>
    <style:style style:name="P35" style:family="paragraph" style:parent-style-name="_5f_Footer_20_page_20_paire_20__28_G_29_">
      <style:text-properties officeooo:paragraph-rsid="0142af40"/>
    </style:style>
    <style:style style:name="P3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41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42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3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4" style:family="paragraph" style:parent-style-name="_5f_Header_20_D_20_page_20_paire_20__28_G_29_">
      <style:text-properties officeooo:paragraph-rsid="00fe4814"/>
    </style:style>
    <style:style style:name="P45" style:family="paragraph" style:parent-style-name="_5f_Header_20_D_20_page_20_paire_20__28_G_29_">
      <style:text-properties officeooo:rsid="0101821f" officeooo:paragraph-rsid="0101821f"/>
    </style:style>
    <style:style style:name="P46" style:family="paragraph" style:parent-style-name="_5f_Header_20_G_20_page_20_paire_20__28_G_29_">
      <style:text-properties officeooo:rsid="00ff3616" officeooo:paragraph-rsid="00ff3616"/>
    </style:style>
    <style:style style:name="P47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8" style:family="paragraph" style:parent-style-name="_5f_Header_20_M_20_page_20_impaire_20__28_D_29_">
      <style:text-properties officeooo:rsid="01035d0f" officeooo:paragraph-rsid="01035d0f"/>
    </style:style>
    <style:style style:name="P49" style:family="paragraph" style:parent-style-name="_5f_Header_20_M_20_page_20_paire_20__28_G_29_">
      <style:text-properties officeooo:rsid="0101a5c8" officeooo:paragraph-rsid="0101a5c8"/>
    </style:style>
    <style:style style:name="P50" style:family="paragraph" style:parent-style-name="_5f_Header_20_N_20_page_20_impaire_20__28_D_29_">
      <style:text-properties officeooo:rsid="010462d7" officeooo:paragraph-rsid="010462d7"/>
    </style:style>
    <style:style style:name="P5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52" style:family="paragraph" style:parent-style-name="_5f_Header_20_P_20_page_20_paire_20__28_G_29_">
      <style:text-properties officeooo:rsid="0107aa33" officeooo:paragraph-rsid="0107aa33"/>
    </style:style>
    <style:style style:name="P53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4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5" style:family="paragraph" style:parent-style-name="_5f_Paragraphe" style:master-page-name="SERIE_5f_NUMERIQUE_5f_CLR_5f_d7e12c_5f_2COL">
      <style:paragraph-properties style:page-number="auto" fo:break-before="page"/>
    </style:style>
    <style:style style:name="P56" style:family="paragraph" style:parent-style-name="_5f_Paragraphe" style:list-style-name="L1">
      <style:paragraph-properties fo:margin-top="0cm" fo:margin-bottom="0cm" style:contextual-spacing="false">
        <style:tab-stops>
          <style:tab-stop style:position="-0.169cm"/>
        </style:tab-stops>
      </style:paragraph-properties>
      <style:text-properties officeooo:paragraph-rsid="00cedc58"/>
    </style:style>
    <style:style style:name="P57" style:family="paragraph" style:parent-style-name="_5f_Paragraphe" style:list-style-name="L3">
      <style:paragraph-properties fo:margin-top="0cm" fo:margin-bottom="0cm" style:contextual-spacing="false">
        <style:tab-stops>
          <style:tab-stop style:position="-0.169cm"/>
        </style:tab-stops>
      </style:paragraph-properties>
      <style:text-properties officeooo:paragraph-rsid="00cedc58"/>
    </style:style>
    <style:style style:name="P58" style:family="paragraph" style:parent-style-name="_5f_Paragraphe" style:list-style-name="L2" style:master-page-name="">
      <loext:graphic-properties draw:fill="none"/>
      <style:paragraph-properties fo:margin-left="0.7cm" fo:margin-right="0cm" fo:margin-top="0cm" fo:margin-bottom="0cm" style:contextual-spacing="false" fo:text-align="start" style:justify-single-word="false" fo:orphans="0" fo:widows="0" fo:hyphenation-ladder-count="no-limit" fo:text-indent="-0.3cm" style:auto-text-indent="false" style:page-number="auto" fo:background-color="transparent" text:number-lines="true" text:line-number="0" style:vertical-align="baseline">
        <style:tab-stops>
          <style:tab-stop style:position="0.152cm"/>
        </style:tab-stops>
      </style:paragraph-properties>
      <style:text-properties officeooo:paragraph-rsid="00cedc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_5f_Paragraphe" style:list-style-name="L2">
      <loext:graphic-properties draw:fill="none"/>
      <style:paragraph-properties fo:margin-left="0.7cm" fo:margin-right="0cm" fo:margin-top="0cm" fo:margin-bottom="0cm" style:contextual-spacing="false" fo:text-align="start" style:justify-single-word="false" fo:orphans="0" fo:widows="0" fo:hyphenation-ladder-count="no-limit" fo:text-indent="-0.3cm" style:auto-text-indent="false" fo:background-color="transparent" text:number-lines="true" text:line-number="0" style:vertical-align="baseline">
        <style:tab-stops>
          <style:tab-stop style:position="0.152cm"/>
        </style:tab-stops>
      </style:paragraph-properties>
      <style:text-properties officeooo:paragraph-rsid="00cedc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_5f_Paragraphe_5f_Bullet" style:list-style-name="List_20_1">
      <style:text-properties officeooo:paragraph-rsid="00b63f71"/>
    </style:style>
    <style:style style:name="P61" style:family="paragraph" style:parent-style-name="_5f_Paragraphe_5f_Réponse_5f_Elève" style:list-style-name="_5f_Numérotation_20_des_20_exercices">
      <style:paragraph-properties fo:line-height="100%" fo:text-align="center" style:justify-single-word="false"/>
      <style:text-properties officeooo:paragraph-rsid="00c2dcf2"/>
    </style:style>
    <style:style style:name="P62" style:family="paragraph" style:parent-style-name="_5f_Paragraphe_5f_avec_5f_Num_5f_Question">
      <style:paragraph-properties fo:margin-top="0.101cm" fo:margin-bottom="0.101cm" style:contextual-spacing="false"/>
    </style:style>
    <style:style style:name="P63" style:family="paragraph" style:parent-style-name="_5f_Paragraphe_5f_avec_5f_Num_5f_Question">
      <style:paragraph-properties fo:margin-top="0.101cm" fo:margin-bottom="0cm" style:contextual-spacing="false"/>
    </style:style>
    <style:style style:name="P64" style:family="paragraph" style:parent-style-name="_5f_Paragraphe_5f_avec_5f_Num_5f_Question" style:list-style-name="_5f_Numérotation_20_des_20_exercices"/>
    <style:style style:name="P65" style:family="paragraph" style:parent-style-name="_5f_Paragraphe_5f_avec_5f_Num_5f_Question" style:list-style-name="_5f_Numérotation_20_des_20_exercices">
      <style:paragraph-properties fo:margin-top="0.101cm" fo:margin-bottom="0.101cm" style:contextual-spacing="false"/>
      <style:text-properties officeooo:paragraph-rsid="00d1a325"/>
    </style:style>
    <style:style style:name="P66" style:family="paragraph" style:parent-style-name="_5f_Paragraphe_5f_avec_5f_Num_5f_Question" style:list-style-name="_5f_Numérotation_20_des_20_exercices" style:master-page-name="">
      <loext:graphic-properties draw:fill="none"/>
      <style:paragraph-properties fo:margin-left="0cm" fo:margin-right="0cm" fo:margin-top="0.101cm" fo:margin-bottom="0cm" style:contextual-spacing="false" fo:text-indent="0cm" style:auto-text-indent="false" style:page-number="auto" fo:background-color="transparent" text:number-lines="true" text:line-number="0"/>
    </style:style>
    <style:style style:name="P67" style:family="paragraph" style:parent-style-name="_5f_Premier_5f_Titre_5f_Exercices_5f_avec_5f_Num_5f_Exo_5f_sans_5f_Titre" style:list-style-name="_5f_Numérotation_20_des_20_exercices"/>
    <style:style style:name="P68" style:family="paragraph" style:parent-style-name="_5f_Tableau_5f_Centré_5f_Bullet" style:list-style-name="List_20_1"/>
    <style:style style:name="P69" style:family="paragraph" style:parent-style-name="_5f_Tableau_5f_Centré_5f_Bullet" style:list-style-name="List_20_1">
      <loext:graphic-properties draw:fill="none"/>
      <style:paragraph-properties fo:margin-left="0cm" fo:margin-right="0.101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text:number-lines="true" text:line-number="0" style:vertical-align="baselin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_5f_Titre_5f_Exercices_5f_avec_5f_Titre">
      <style:text-properties officeooo:paragraph-rsid="00b64936"/>
    </style:style>
    <style:style style:name="P71" style:family="paragraph" style:parent-style-name="_5f_Titre_5f_Exercices_5f_sans_5f_Titre" style:list-style-name="_5f_Numérotation_20_des_20_exercices"/>
    <style:style style:name="P72" style:family="paragraph" style:parent-style-name="_5f_Titre_5f_Exercices_5f_sans_5f_Titre" style:list-style-name="_5f_Numérotation_20_des_20_exercices">
      <style:text-properties officeooo:paragraph-rsid="00c15f27"/>
    </style:style>
    <style:style style:name="P73" style:family="paragraph">
      <style:paragraph-properties fo:text-align="center"/>
    </style:style>
    <style:style style:name="P74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5" style:family="paragraph">
      <loext:graphic-properties draw:fill="solid" draw:fill-color="#d7e12c"/>
    </style:style>
    <style:style style:name="P76" style:family="paragraph">
      <loext:graphic-properties draw:fill="solid" draw:fill-color="#9d0f89"/>
    </style:style>
    <style:style style:name="P77" style:family="paragraph">
      <loext:graphic-properties draw:fill="solid" draw:fill-color="#7fb241"/>
    </style:style>
    <style:style style:name="P78" style:family="paragraph">
      <style:paragraph-properties fo:margin-left="0cm" fo:margin-right="0cm" fo:margin-top="0cm" fo:margin-bottom="0cm" fo:line-height="100%" fo:text-align="center" fo:text-indent="0cm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.201cm" fo:margin-bottom="0.201cm" fo:line-height="100%" fo:text-align="center" fo:text-indent="0cm"/>
    </style:style>
    <style:style style:name="P83" style:family="paragraph">
      <loext:graphic-properties draw:fill="solid" draw:fill-color="#ffff00"/>
      <style:paragraph-properties fo:margin-left="0cm" fo:margin-right="0cm" fo:margin-top="0.201cm" fo:margin-bottom="0.201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fo:background-color="#ffff00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solid" draw:fill-color="#ffff00"/>
      <style:paragraph-properties fo:margin-left="0cm" fo:margin-right="0cm" fo:margin-top="0.201cm" fo:margin-bottom="0.201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solid" draw:fill-color="#ffff00"/>
      <style:paragraph-properties fo:margin-left="0cm" fo:margin-right="0cm" fo:margin-top="0.201cm" fo:margin-bottom="0.201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fo:background-color="#ffff00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ffff00"/>
      <style:paragraph-properties fo:margin-left="0cm" fo:margin-right="0cm" fo:margin-top="0.201cm" fo:margin-bottom="0.201cm" fo:line-height="100%" fo:text-align="center" fo:text-indent="0cm"/>
      <style:text-properties fo:color="#000000" loext:opacity="100%" style:text-outline="false" style:text-line-through-style="none" style:text-line-through-type="none" fo:font-size="12pt" fo:font-style="italic" fo:text-shadow="none" style:text-underline-style="none" fo:font-weight="normal" style:letter-kerning="true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ffff00"/>
      <style:paragraph-properties fo:margin-left="0cm" fo:margin-right="0cm" fo:margin-top="0.201cm" fo:margin-bottom="0.201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92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93" style:family="paragraph">
      <loext:graphic-properties draw:fill="solid" draw:fill-color="#d62e4e"/>
    </style:style>
    <style:style style:name="P94" style:family="paragraph">
      <loext:graphic-properties draw:fill="solid" draw:fill-color="#f99e06"/>
    </style:style>
    <style:style style:name="P95" style:family="paragraph">
      <loext:graphic-properties draw:fill="solid" draw:fill-color="#1ca2b8"/>
    </style:style>
    <style:style style:name="P9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language="fr" fo:country="FR" fo:font-weight="normal" style:language-asian="fr" style:country-asian="FR" style:font-weight-asian="normal" style:font-weight-complex="normal"/>
    </style:style>
    <style:style style:name="T10" style:family="text">
      <style:text-properties officeooo:rsid="00b4897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officeooo:rsid="00b64936"/>
    </style:style>
    <style:style style:name="T14" style:family="text">
      <style:text-properties officeooo:rsid="00b87558"/>
    </style:style>
    <style:style style:name="T15" style:family="text">
      <style:text-properties officeooo:rsid="00bcd18a"/>
    </style:style>
    <style:style style:name="T16" style:family="text">
      <style:text-properties officeooo:rsid="00d2effd"/>
    </style:style>
    <style:style style:name="T17" style:family="text">
      <style:text-properties style:use-window-font-color="true" loext:opacity="0%" officeooo:rsid="00c5fc7b"/>
    </style:style>
    <style:style style:name="T18" style:family="text">
      <style:text-properties style:use-window-font-color="true" loext:opacity="0%" style:font-name="Bitstream Vera Sans5" fo:font-size="10pt" fo:font-style="normal" officeooo:rsid="00bdfde6" fo:background-color="#ffff00" loext:char-shading-value="0"/>
    </style:style>
    <style:style style:name="T19" style:family="text">
      <style:text-properties style:use-window-font-color="true" loext:opacity="0%" fo:background-color="#ffff00" loext:char-shading-value="0"/>
    </style:style>
    <style:style style:name="T20" style:family="text">
      <style:text-properties style:use-window-font-color="true" loext:opacity="0%" officeooo:rsid="00c5fc7b" fo:background-color="#ffff00" loext:char-shading-value="0"/>
    </style:style>
    <style:style style:name="T21" style:family="text">
      <style:text-properties style:use-window-font-color="true" loext:opacity="0%" officeooo:rsid="00c73a94" fo:background-color="#ffff00" loext:char-shading-value="0"/>
    </style:style>
    <style:style style:name="T22" style:family="text">
      <style:text-properties style:use-window-font-color="true" loext:opacity="0%" officeooo:rsid="00d60e2c" fo:background-color="#ffff00" loext:char-shading-value="0"/>
    </style:style>
    <style:style style:name="T23" style:family="text">
      <style:text-properties style:use-window-font-color="true" loext:opacity="0%" officeooo:rsid="00d3bb0b" fo:background-color="#ffff00" loext:char-shading-value="0"/>
    </style:style>
    <style:style style:name="T24" style:family="text">
      <style:text-properties style:use-window-font-color="true" loext:opacity="0%" style:font-name="Bitstream Vera Sans6" fo:font-size="10pt" officeooo:rsid="00c73a94" fo:background-color="#ffff00" loext:char-shading-value="0"/>
    </style:style>
    <style:style style:name="T25" style:family="text">
      <style:text-properties style:use-window-font-color="true" loext:opacity="0%" style:font-name="Bitstream Vera Sans6" fo:font-size="10pt" officeooo:rsid="00c42eaf" fo:background-color="#ffff00" loext:char-shading-value="0"/>
    </style:style>
    <style:style style:name="T26" style:family="text">
      <style:text-properties style:use-window-font-color="true" loext:opacity="0%" style:font-name="Bitstream Vera Sans6" fo:font-size="10pt" officeooo:rsid="00d60e2c" fo:background-color="#ffff00" loext:char-shading-value="0"/>
    </style:style>
    <style:style style:name="T27" style:family="text">
      <style:text-properties style:use-window-font-color="true" loext:opacity="0%" style:font-name="Bitstream Vera Sans6" fo:font-size="10pt" fo:font-weight="bold" officeooo:rsid="00c73a94" fo:background-color="#ffff00" loext:char-shading-value="0" style:font-weight-asian="bold" style:font-weight-complex="bold"/>
    </style:style>
    <style:style style:name="T28" style:family="text">
      <style:text-properties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bold" officeooo:rsid="00c73a94" style:letter-kerning="true" fo:background-color="#ffff00" loext:char-shading-value="0" style:font-size-asian="12pt" style:font-style-asian="italic" style:font-weight-asian="bold" style:font-weight-complex="bold" style:text-emphasize="none"/>
    </style:style>
    <style:style style:name="T29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officeooo:rsid="00c42eaf" style:letter-kerning="true" fo:background-color="#ffff00" loext:char-shading-value="0" style:font-size-asian="12pt" style:font-style-asian="normal" style:font-weight-asian="normal" style:font-style-complex="normal" style:font-weight-complex="bold" style:text-emphasize="none"/>
    </style:style>
    <style:style style:name="T30" style:family="text">
      <style:text-properties style:use-window-font-color="true" loext:opacity="0%" style:text-outline="false" style:text-line-through-style="none" style:text-line-through-type="none" fo:font-style="italic" fo:text-shadow="none" style:text-underline-style="none" fo:font-weight="bold" officeooo:rsid="00d60e2c" style:letter-kerning="true" fo:background-color="#ffff00" loext:char-shading-value="0" style:font-size-asian="12pt" style:font-style-asian="italic" style:font-weight-asian="bold" style:font-weight-complex="bold" style:text-emphasize="none"/>
    </style:style>
    <style:style style:name="T31" style:family="text">
      <style:text-properties style:use-window-font-color="true" loext:opacity="0%" style:font-name="Times New Roman" fo:font-size="12pt" fo:font-style="italic" fo:background-color="#ffff00" loext:char-shading-value="0" style:font-size-asian="12pt" style:font-style-asian="italic" style:font-size-complex="12pt" style:font-style-complex="italic"/>
    </style:style>
    <style:style style:name="T32" style:family="text">
      <style:text-properties officeooo:rsid="00c5fc7b"/>
    </style:style>
    <style:style style:name="T33" style:family="text">
      <style:text-properties officeooo:rsid="00c980c3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0bdfde6" fo:background-color="#ffff00" loext:char-shading-value="0"/>
    </style:style>
    <style:style style:name="T37" style:family="text">
      <style:text-properties officeooo:rsid="00cff795" fo:background-color="#ffff00" loext:char-shading-value="0"/>
    </style:style>
    <style:style style:name="T38" style:family="text">
      <style:text-properties officeooo:rsid="00bdfde6" fo:background-color="#ffff00" loext:char-shading-value="0" style:font-size-asian="6pt" style:font-size-complex="6pt"/>
    </style:style>
    <style:style style:name="T39" style:family="text">
      <style:text-properties officeooo:rsid="00c42eaf" fo:background-color="#ffff00" loext:char-shading-value="0"/>
    </style:style>
    <style:style style:name="T40" style:family="text">
      <style:text-properties officeooo:rsid="00cedc58" fo:background-color="#ffff00" loext:char-shading-value="0"/>
    </style:style>
    <style:style style:name="T41" style:family="text">
      <style:text-properties officeooo:rsid="00d32cbc" fo:background-color="#ffff00" loext:char-shading-value="0"/>
    </style:style>
    <style:style style:name="T42" style:family="text">
      <style:text-properties officeooo:rsid="00d3bb0b" fo:background-color="#ffff00" loext:char-shading-value="0"/>
    </style:style>
    <style:style style:name="T43" style:family="text">
      <style:text-properties fo:color="#000000" loext:opacity="100%" style:font-name="Bitstream Vera Sans6" fo:font-size="10pt" fo:font-weight="normal" officeooo:rsid="00cc1397" fo:background-color="#ffff00" loext:char-shading-value="0" style:font-size-asian="6pt" style:font-weight-asian="normal" style:font-size-complex="6pt" style:font-weight-complex="normal"/>
    </style:style>
    <style:style style:name="T44" style:family="text">
      <style:text-properties fo:color="#000000" loext:opacity="100%" style:font-name="Bitstream Vera Sans6" fo:font-size="10pt" fo:font-weight="normal" officeooo:rsid="00cff795" fo:background-color="#ffff00" loext:char-shading-value="0" style:font-size-asian="6pt" style:font-weight-asian="normal" style:font-size-complex="6pt" style:font-weight-complex="normal"/>
    </style:style>
    <style:style style:name="T45" style:family="text">
      <style:text-properties fo:color="#000000" loext:opacity="100%" style:font-name="Bitstream Vera Sans6" fo:font-size="10pt" fo:font-weight="normal" officeooo:rsid="00bdfde6" fo:background-color="#ffff00" loext:char-shading-value="0" style:font-size-asian="6pt" style:font-weight-asian="normal" style:font-size-complex="6pt" style:font-weight-complex="normal"/>
    </style:style>
    <style:style style:name="T46" style:family="text">
      <style:text-properties fo:color="#000000" loext:opacity="100%" style:font-name="Bitstream Vera Sans6" fo:font-size="10pt" fo:font-weight="normal" officeooo:rsid="00c2dcf2" fo:background-color="#ffff00" loext:char-shading-value="0" style:font-size-asian="6pt" style:font-weight-asian="normal" style:font-size-complex="6pt" style:font-weight-complex="normal"/>
    </style:style>
    <style:style style:name="T47" style:family="text">
      <style:text-properties fo:color="#000000" loext:opacity="100%" style:font-name="Bitstream Vera Sans6" fo:font-size="10pt" officeooo:rsid="00bdfde6" fo:background-color="#ffff00" loext:char-shading-value="0" style:font-size-asian="6pt" style:font-size-complex="6pt"/>
    </style:style>
    <style:style style:name="T48" style:family="text">
      <style:text-properties fo:color="#000000" loext:opacity="100%" style:font-name="Bitstream Vera Sans6" fo:font-size="10pt" fo:language="fr" fo:country="FR" officeooo:rsid="00c42eaf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49" style:family="text">
      <style:text-properties fo:color="#000000" loext:opacity="100%" style:font-name="Bitstream Vera Sans6" fo:font-size="10pt" fo:language="fr" fo:country="FR" officeooo:rsid="00c4501a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50" style:family="text">
      <style:text-properties fo:color="#000000" loext:opacity="100%" style:font-name="Bitstream Vera Sans6" fo:font-size="10pt" fo:language="fr" fo:country="FR" officeooo:rsid="00c5bc2f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51" style:family="text">
      <style:text-properties fo:color="#000000" loext:opacity="100%" style:font-name="Bitstream Vera Sans6" fo:font-size="10pt" fo:language="fr" fo:country="FR" officeooo:rsid="00d32cbc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52" style:family="text">
      <style:text-properties fo:color="#000000" loext:opacity="100%" style:font-name="Bitstream Vera Sans6" fo:font-size="10pt" fo:language="fr" fo:country="FR" fo:font-weight="normal" officeooo:rsid="00cc1397" style:letter-kerning="true" fo:background-color="#ffff00" loext:char-shading-value="0" style:font-name-asian="Bitstream Vera Sans2" style:font-size-asian="6pt" style:language-asian="zh" style:country-asian="CN" style:font-weight-asian="normal" style:font-name-complex="Bitstream Vera Sans2" style:font-size-complex="6pt" style:language-complex="hi" style:country-complex="IN" style:font-weight-complex="normal"/>
    </style:style>
    <style:style style:name="T53" style:family="text">
      <style:text-properties fo:color="#000000" loext:opacity="100%" style:font-name="Bitstream Vera Sans6" fo:font-size="10pt" fo:language="fr" fo:country="FR" fo:font-weight="normal" officeooo:rsid="00d32cbc" style:letter-kerning="true" fo:background-color="#ffff00" loext:char-shading-value="0" style:font-name-asian="Bitstream Vera Sans2" style:font-size-asian="6pt" style:language-asian="zh" style:country-asian="CN" style:font-weight-asian="normal" style:font-name-complex="Bitstream Vera Sans2" style:font-size-complex="6pt" style:language-complex="hi" style:country-complex="IN" style:font-weight-complex="normal"/>
    </style:style>
    <style:style style:name="T54" style:family="text">
      <style:text-properties fo:color="#000000" loext:opacity="100%" fo:font-weight="normal" officeooo:rsid="00c2dcf2" fo:background-color="#ffff00" loext:char-shading-value="0" style:font-size-asian="6pt" style:font-weight-asian="normal" style:font-size-complex="6pt" style:font-weight-complex="normal"/>
    </style:style>
    <style:style style:name="T55" style:family="text">
      <style:text-properties fo:color="#000000" loext:opacity="100%" fo:font-weight="normal" officeooo:rsid="00bdfde6" fo:background-color="#ffff00" loext:char-shading-value="0" style:font-size-asian="6pt" style:font-weight-asian="normal" style:font-size-complex="6pt" style:font-weight-complex="normal"/>
    </style:style>
    <style:style style:name="T56" style:family="text">
      <style:text-properties fo:color="#000000" loext:opacity="100%" fo:language="fr" fo:country="FR" officeooo:rsid="00c42eaf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57" style:family="text">
      <style:text-properties fo:color="#000000" loext:opacity="100%" fo:language="fr" fo:country="FR" officeooo:rsid="00c5bc2f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58" style:family="text">
      <style:text-properties fo:color="#000000" loext:opacity="100%" fo:language="fr" fo:country="FR" officeooo:rsid="00cedc58" style:letter-kerning="true" fo:background-color="#ffff00" loext:char-shading-value="0" style:font-name-asian="Bitstream Vera Sans2" style:font-size-asian="10pt" style:language-asian="zh" style:country-asian="CN" style:font-name-complex="Bitstream Vera Sans2" style:language-complex="hi" style:country-complex="IN"/>
    </style:style>
    <style:style style:name="T59" style:family="text">
      <style:text-properties style:font-name="Bitstream Vera Sans6" fo:font-size="10pt" officeooo:rsid="00bdfde6" fo:background-color="#ffff00" loext:char-shading-value="0"/>
    </style:style>
    <style:style style:name="T60" style:family="text">
      <style:text-properties style:font-name="Bitstream Vera Sans6" fo:font-size="10pt" officeooo:rsid="00c42eaf" fo:background-color="#ffff00" loext:char-shading-value="0"/>
    </style:style>
    <style:style style:name="T61" style:family="text">
      <style:text-properties officeooo:rsid="00d1a325"/>
    </style:style>
    <style:style style:name="T62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63" style:family="text"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fo:background-color="#ffff00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loext:opacity="100%" style:font-name="Bitstream Vera Sans1" fo:font-size="10pt" fo:background-color="#ffff00" style:font-size-asian="10pt" style:font-name-complex="Bitstream Vera Sans1" style:font-size-complex="10pt"/>
    </style:style>
    <style:style style:name="T67" style:family="text">
      <style:text-properties fo:color="#000000" loext:opacity="100%" style:font-name="Bitstream Vera Sans1" fo:font-size="10pt" fo:background-color="#ffff00" style:font-size-asian="10pt" style:font-size-complex="10pt"/>
    </style:style>
    <style:style style:name="T68" style:family="text">
      <style:text-properties style:use-window-font-color="true" loext:opacity="0%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fo:background-color="#ffff00" style:font-name-asian="MS Gothic" style:font-size-asian="12pt" style:font-style-asian="italic" style:font-weight-asian="normal" style:font-name-complex="Tahoma1" style:font-size-complex="12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style:use-window-font-color="true" loext:opacity="0%" style:text-outline="false" style:text-line-through-style="none" style:text-line-through-type="none" style:font-name="OpenSymbol3" fo:font-size="10pt" fo:font-style="normal" fo:text-shadow="none" style:text-underline-style="none" fo:font-weight="normal" style:letter-kerning="true" style:font-name-asian="OpenSymbol3" style:font-size-asian="10pt" style:font-style-asian="normal" style:font-weight-asian="normal" style:font-name-complex="OpenSymbol3" style:font-size-complex="1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1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09cm" style:color="#cccccc" style:height="100%" style:style="none"/>
          <style:column style:rel-width="5160*" fo:start-indent="0cm" fo:end-indent="0.097cm"/>
          <style:column style:rel-width="4478*" fo:start-indent="0.097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35cm" style:color="#808080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tyle:writing-mode="lr-tb" loext:decorative="false" fo:margin-top="0cm" fo:margin-bottom="0.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loext:decorative="false" style:run-through="foreground"/>
    </style:style>
    <style:style style:name="gr10" style:family="graphic">
      <style:graphic-properties draw:stroke="solid" svg:stroke-width="0.019cm" svg:stroke-color="#000000" draw:marker-start-width="0.229cm" draw:marker-start-center="false" draw:marker-end-width="0.229cm" draw:marker-end-center="false" draw:fill="none" draw:fill-color="#ffffff" fo:min-height="0.547cm" fo:padding-top="0.136cm" fo:padding-bottom="0.136cm" fo:padding-left="0.259cm" fo:padding-right="0.2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019cm" svg:stroke-color="#000000" draw:marker-start-width="0.229cm" draw:marker-start-center="false" draw:marker-end="Arrow_20_concav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cccccc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solid" svg:stroke-width="0.019cm" svg:stroke-color="#000000" draw:marker-start="Arrow_20_concave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ffff00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ffff00" fo:min-height="0.954cm" fo:padding-top="0.136cm" fo:padding-bottom="0.136cm" fo:padding-left="0.259cm" fo:padding-right="0.259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width="true" fo:min-height="0.448cm" fo:min-width="0.637cm" fo:padding-top="0.125cm" fo:padding-bottom="0.125cm" fo:padding-left="0.25cm" fo:padding-right="0.25cm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" style:family="graphic">
      <style:graphic-properties svg:stroke-width="0.15cm" svg:stroke-color="#ffcc00" draw:marker-start-width="0.499cm" draw:marker-end-width="0.499cm" draw:textarea-horizontal-align="center" draw:textarea-vertical-align="middle" fo:padding-top="0.074cm" fo:padding-bottom="0.074cm" fo:padding-left="0.074cm" fo:padding-right="0.07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20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3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5" text:outline-level="1"><draw:g text:anchor-type="paragraph" draw:z-index="76" draw:name="Forme5" draw:style-name="gr18"><draw:custom-shape draw:style-name="gr19" draw:text-style-name="P92" svg:width="3.964cm" svg:height="0.641cm" draw:transform="skewX (0.00279252680319092) rotate (0.0872664625997165) translate (-0.518583333333333cm -0.296333333333333cm)"><text:p text:style-name="P91"><text:span text:style-name="T7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75"><draw:text-box fo:min-height="3.93cm"><text:section text:style-name="Sect1" text:name="Section11"><text:p text:style-name="Text_20_body"><text:span text:style-name="_5f_Caractères"><text:span text:style-name="T9">Calcule astucieusement et sans calculatrice :</text:span></text:span></text:p><text:p text:style-name="Text_20_body"><text:span text:style-name="_5f_Caractères"><text:span text:style-name="T9">D = 999 × 87</text:span></text:span></text:p><text:h text:style-name="_5f_Paragraphe" text:outline-level="1"><text:span text:style-name="_5f_Numéros_20_second_20_exercices">Correction</text:span></text:h><text:section text:style-name="Sect1" text:name="Section4"><text:h text:style-name="_5f_Paragraphe" text:outline-level="1"><text:span text:style-name="_5f_Caractères">D = 999 × 8</text:span><text:span text:style-name="_5f_Caractères"><text:span text:style-name="T10">7</text:span></text:span></text:h><text:h text:style-name="_5f_Paragraphe" text:outline-level="1"><text:span text:style-name="_5f_Caractères">D = (1 000 − 1) × 87</text:span></text:h><text:h text:style-name="_5f_Paragraphe" text:outline-level="1"><text:span text:style-name="_5f_Caractères">D = 1 000 × 87 − 1 × 87</text:span></text:h><text:h text:style-name="_5f_Paragraphe" text:outline-level="1"><text:span text:style-name="_5f_Caractères">D = 87 000 − 87</text:span></text:h><text:h text:style-name="_5f_Paragraphe" text:outline-level="1"><text:span text:style-name="_5f_Caractères">D = 86 913</text:span></text:h></text:section></text:section></draw:text-box></draw:frame><text:span text:style-name="_5f_Caractères_5f_gras"/></text:h>
      <text:list text:style-name="_5f_Numérotation_20_des_20_exercices">
        <text:list-item>
          <text:h text:style-name="P67" text:outline-level="1"><text:span text:style-name="_5f_Caractères_5f_gras"><text:span text:style-name="T11">Développe les expressions ci-dessous.</text:span></text:span></text:h>
        </text:list-item>
      </text:list>
      <text:section text:style-name="Sect2" text:name="Section56">
        <text:h text:style-name="P19" text:outline-level="1"><text:span text:style-name="_5f_Caractères"><text:span text:style-name="T32">A = </text:span></text:span><text:span text:style-name="_5f_Caractères">36 × (21 + 55) </text:span></text:h>
        <text:list text:continue-numbering="true" text:style-name="_5f_Numérotation_20_des_20_exercices">
          <text:list-header>
            <text:p text:style-name="P62"><text:span text:style-name="_5f_Caractères"><text:span text:style-name="T17">A = </text:span></text:span><text:span text:style-name="_5f_pointillés_20_gris"><text:span text:style-name="T18">36</text:span></text:span><text:span text:style-name="_5f_pointillés_20_gris"><text:span text:style-name="T17"> </text:span></text:span><text:span text:style-name="_5f_Caractères"><text:span text:style-name="T17">× </text:span></text:span><text:span text:style-name="_5f_pointillés_20_gris"><text:span text:style-name="T18">21</text:span></text:span><text:span text:style-name="_5f_pointillés_20_gris"><text:span text:style-name="T17"> </text:span></text:span><text:span text:style-name="_5f_Caractères"><text:span text:style-name="T17">+ </text:span></text:span><text:span text:style-name="_5f_pointillés_20_gris"><text:span text:style-name="T18">36</text:span></text:span><text:span text:style-name="_5f_pointillés_20_gris"><text:span text:style-name="T17"> </text:span></text:span><text:span text:style-name="_5f_Caractères"><text:span text:style-name="T17">× </text:span></text:span><text:span text:style-name="_5f_pointillés_20_gris"><text:span text:style-name="T18">55</text:span></text:span></text:p>
          </text:list-header>
        </text:list>
        <text:h text:style-name="P21" text:outline-level="1"><text:span text:style-name="_5f_Caractères"><text:span text:style-name="T32">B = </text:span></text:span><text:span text:style-name="_5f_Caractères">81 × (48 ─ 7) </text:span></text:h>
        <text:list xml:id="list180323144415787" text:continue-numbering="true" text:style-name="_5f_Numérotation_20_des_20_exercices">
          <text:list-header>
            <text:p text:style-name="P63"><text:span text:style-name="_5f_Caractères"><text:span text:style-name="T17">B =</text:span></text:span><text:span text:style-name="_5f_Caractères"><text:span text:style-name="T32">  </text:span></text:span><text:span text:style-name="_5f_Caractères"><text:span text:style-name="T20">81</text:span></text:span><text:span text:style-name="_5f_pointillés_20_gris"><text:span text:style-name="T17"> </text:span></text:span><text:span text:style-name="_5f_Caractères"><text:span text:style-name="T17">× </text:span></text:span><text:span text:style-name="_5f_Caractères"><text:span text:style-name="T20">48</text:span></text:span><text:span text:style-name="_5f_pointillés_20_gris"><text:span text:style-name="T17"> </text:span></text:span><text:span text:style-name="_5f_Caractères"><text:span text:style-name="T17">− </text:span></text:span><text:span text:style-name="_5f_Caractères"><text:span text:style-name="T20">81</text:span></text:span><text:span text:style-name="_5f_pointillés_20_gris"><text:span text:style-name="T17"> </text:span></text:span><text:span text:style-name="_5f_Caractères"><text:span text:style-name="T17">× </text:span></text:span><text:span text:style-name="_5f_Caractères"><text:span text:style-name="T20">7</text:span></text:span></text:p>
          </text:list-header>
        </text:list>
        <text:h text:style-name="P19" text:outline-level="1"><text:span text:style-name="_5f_Caractères"><text:span text:style-name="T32">C = </text:span></text:span><text:span text:style-name="_5f_Caractères">(85 − 7) × 71 </text:span></text:h>
        <text:list text:style-name="_5f_Numérotation_20_des_20_exercices">
          <text:list-item>
            <text:list>
              <text:list-header>
                <text:p text:style-name="P65"><text:span text:style-name="_5f_Caractères"><text:span text:style-name="T61">C</text:span></text:span><text:span text:style-name="_5f_Caractères"><text:span text:style-name="T32"> </text:span></text:span><text:span text:style-name="_5f_Caractères">=</text:span><text:span text:style-name="_5f_Caractères"><text:span text:style-name="T43"> </text:span></text:span><text:span text:style-name="_5f_Caractères"><text:span text:style-name="T35">8</text:span></text:span><text:span text:style-name="_5f_Caractères"><text:span text:style-name="T36">5</text:span></text:span><text:span text:style-name="_5f_Caractères"><text:span text:style-name="T43"> </text:span></text:span><text:span text:style-name="_5f_Caractères"><text:span text:style-name="T35">×</text:span></text:span><text:span text:style-name="_5f_Caractères"><text:span text:style-name="T43"> </text:span></text:span><text:span text:style-name="_5f_Caractères"><text:span text:style-name="T59">71</text:span></text:span><text:span text:style-name="_5f_Caractères"><text:span text:style-name="T43"> </text:span></text:span><text:span text:style-name="_5f_Caractères"><text:span text:style-name="T35">−</text:span></text:span><text:span text:style-name="_5f_Caractères"><text:span text:style-name="T43"> </text:span></text:span><text:span text:style-name="_5f_Caractères"><text:span text:style-name="T44">7</text:span></text:span><text:span text:style-name="_5f_Caractères"><text:span text:style-name="T43"> </text:span></text:span><text:span text:style-name="_5f_Caractères"><text:span text:style-name="T35">×</text:span></text:span><text:span text:style-name="_5f_Caractères"><text:span text:style-name="T43"> </text:span></text:span><text:span text:style-name="_5f_Caractères"><text:span text:style-name="T35">7</text:span></text:span><text:span text:style-name="_5f_Caractères"><text:span text:style-name="T37">1</text:span></text:span></text:p>
              </text:list-header>
            </text:list>
          </text:list-item>
        </text:list>
        <text:h text:style-name="P21" text:outline-level="1"><text:span text:style-name="_5f_Caractères"><text:span text:style-name="T33">D = </text:span></text:span><text:span text:style-name="_5f_Caractères">(32 + 91) × 44 </text:span></text:h>
        <text:list text:continue-numbering="true" text:style-name="_5f_Numérotation_20_des_20_exercices">
          <text:list-item>
            <text:list>
              <text:list-header>
                <text:p text:style-name="P66"><text:span text:style-name="_5f_Caractères"><text:span text:style-name="T33">D </text:span></text:span><text:span text:style-name="_5f_Caractères">=</text:span><text:span text:style-name="_5f_Caractères"><text:span text:style-name="T43"> </text:span></text:span><text:span text:style-name="_5f_Caractères"><text:span text:style-name="T47">44</text:span></text:span><text:span text:style-name="_5f_Caractères"><text:span text:style-name="T43"> </text:span></text:span><text:span text:style-name="_5f_Caractères"><text:span text:style-name="T35">×</text:span></text:span><text:span text:style-name="_5f_Caractères"><text:span text:style-name="T43"> </text:span></text:span><text:span text:style-name="_5f_Caractères"><text:span text:style-name="T47">32</text:span></text:span><text:span text:style-name="_5f_Caractères"><text:span text:style-name="T43"> </text:span></text:span><text:span text:style-name="_5f_Caractères"><text:span text:style-name="T38">+</text:span></text:span><text:span text:style-name="_5f_Caractères"><text:span text:style-name="T43"> </text:span></text:span><text:span text:style-name="_5f_Caractères"><text:span text:style-name="T47">44</text:span></text:span><text:span text:style-name="_5f_Caractères"><text:span text:style-name="T43"> </text:span></text:span><text:span text:style-name="_5f_Caractères"><text:span text:style-name="T35">×</text:span></text:span><text:span text:style-name="_5f_Caractères"><text:span text:style-name="T43"> </text:span></text:span><text:span text:style-name="_5f_Caractères"><text:span text:style-name="T47">91</text:span></text:span></text:p>
              </text:list-header>
            </text:list>
          </text:list-item>
        </text:list>
      </text:section>
      <text:list xml:id="list180322176144647" text:continue-list="list180323144415787" text:style-name="_5f_Numérotation_20_des_20_exercices">
        <text:list-item>
          <text:h text:style-name="P71" text:outline-level="1"><text:span text:style-name="_5f_Caractères">Sans effectuer de calculs, relie les expressions qui conduisent au même résultat.</text:span></text:h>
        </text:list-item>
      </text:list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header-rows>
          <table:table-row table:style-name="Tableau8.1">
            <table:table-cell table:style-name="Tableau8.A1" office:value-type="string">
              <text:h text:style-name="P13" text:outline-level="1"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(49</text:span><text:span text:style-name="_5f_Caractères"><text:span text:style-name="T12"> </text:span></text:span><text:span text:style-name="_5f_Caractères">−</text:span><text:span text:style-name="_5f_Caractères"><text:span text:style-name="T12"> </text:span></text:span><text:span text:style-name="_5f_Caractères">4)</text:span></text:h>
            </table:table-cell>
            <table:table-cell table:style-name="Tableau8.B1" office:value-type="string">
              <text:list text:style-name="List_20_1">
                <text:list-item>
                  <text:h text:style-name="P69" text:outline-level="1"><draw:line text:anchor-type="paragraph" draw:z-index="77" draw:name="Forme 1" draw:style-name="gr17" draw:text-style-name="P73" svg:x1="0.178cm" svg:y1="0.363cm" svg:x2="1.095cm" svg:y2="1.845cm"><text:p/></draw:line><draw:line text:anchor-type="paragraph" draw:z-index="79" draw:name="Forme 3" draw:style-name="gr17" draw:text-style-name="P73" svg:x1="0.178cm" svg:y1="1.845cm" svg:x2="1.095cm" svg:y2="0.363cm"><text:p/></draw:line></text:h>
                </text:list-item>
              </text:list>
            </table:table-cell>
            <table:table-cell table:style-name="Tableau8.B1" office:value-type="string">
              <text:h text:style-name="_5f_Tableau_5f_Centré_5f_Gras" text:outline-level="1"><text:span text:style-name="_5f_Caractères"><text:span text:style-name="T11"/></text:span></text:h>
            </table:table-cell>
            <table:table-cell table:style-name="Tableau8.B1" office:value-type="string">
              <text:list text:continue-numbering="true" text:style-name="List_20_1">
                <text:list-item>
                  <text:h text:style-name="P60" text:outline-level="1"><text:span text:style-name="_5f_Caractères"/></text:h>
                </text:list-item>
              </text:list>
            </table:table-cell>
            <table:table-cell table:style-name="Tableau8.E1" office:value-type="string">
              <text:h text:style-name="_5f_Paragraphe" text:outline-level="1"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9</text:span><text:span text:style-name="_5f_Caractères"><text:span text:style-name="T12"> </text:span></text:span><text:span text:style-name="_5f_Caractères">+</text:span><text:span text:style-name="_5f_Caractères"><text:span text:style-name="T12"> </text:span></text:span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</text:span></text:h>
            </table:table-cell>
          </table:table-row>
        </table:table-header-rows>
        <table:table-row table:style-name="Tableau8.1">
          <table:table-cell table:style-name="Tableau8.A1" office:value-type="string">
            <text:h text:style-name="P13" text:outline-level="1"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83</text:span><text:span text:style-name="_5f_Caractères"><text:span text:style-name="T12"> </text:span></text:span><text:span text:style-name="_5f_Caractères">−</text:span><text:span text:style-name="_5f_Caractères"><text:span text:style-name="T12"> </text:span></text:span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68" text:outline-level="1"><draw:line text:anchor-type="paragraph" draw:z-index="78" draw:name="Forme 2" draw:style-name="gr17" draw:text-style-name="P73" svg:x1="0.178cm" svg:y1="0.273cm" svg:x2="1.095cm" svg:y2="1.755cm"><text:p/></draw:line><draw:line text:anchor-type="paragraph" draw:z-index="80" draw:name="Forme 4" draw:style-name="gr17" draw:text-style-name="P73" svg:x1="0.178cm" svg:y1="1.755cm" svg:x2="1.095cm" svg:y2="0.273cm"><text:p/></draw:line></text:h>
              </text:list-item>
            </text:list>
          </table:table-cell>
          <table:table-cell table:style-name="Tableau8.B1" office:value-type="string">
            <text:h text:style-name="_5f_Tableau_5f_Centré" text:outline-level="1"><text:span text:style-name="_5f_Caractères"><text:span text:style-name="T11"/>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8.E1" office:value-type="string">
            <text:h text:style-name="_5f_Paragraphe" text:outline-level="1"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(83</text:span><text:span text:style-name="_5f_Caractères"><text:span text:style-name="T12"> </text:span></text:span><text:span text:style-name="_5f_Caractères">+</text:span><text:span text:style-name="_5f_Caractères"><text:span text:style-name="T12"> </text:span></text:span><text:span text:style-name="_5f_Caractères">4)</text:span></text:h>
          </table:table-cell>
        </table:table-row>
        <table:table-row table:style-name="Tableau8.1">
          <table:table-cell table:style-name="Tableau8.A1" office:value-type="string">
            <text:h text:style-name="P13" text:outline-level="1"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(49</text:span><text:span text:style-name="_5f_Caractères"><text:span text:style-name="T12"> </text:span></text:span><text:span text:style-name="_5f_Caractères">+</text:span><text:span text:style-name="_5f_Caractères"><text:span text:style-name="T12"> </text:span></text:span><text:span text:style-name="_5f_Caractères">4)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68" text:outline-level="1"/>
              </text:list-item>
            </text:list>
          </table:table-cell>
          <table:table-cell table:style-name="Tableau8.B1" office:value-type="string">
            <text:h text:style-name="_5f_Tableau_5f_Centré" text:outline-level="1"><text:span text:style-name="_5f_Caractères"><text:span text:style-name="T11"/>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8.E1" office:value-type="string">
            <text:h text:style-name="_5f_Paragraphe" text:outline-level="1"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9</text:span><text:span text:style-name="_5f_Caractères"><text:span text:style-name="T12"> </text:span></text:span><text:span text:style-name="_5f_Caractères">−</text:span><text:span text:style-name="_5f_Caractères"><text:span text:style-name="T12"> </text:span></text:span><text:span text:style-name="_5f_Caractères">83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</text:span></text:h>
          </table:table-cell>
        </table:table-row>
        <table:table-row table:style-name="Tableau8.1">
          <table:table-cell table:style-name="Tableau8.A1" office:value-type="string">
            <text:h text:style-name="P13" text:outline-level="1"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83</text:span><text:span text:style-name="_5f_Caractères"><text:span text:style-name="T12"> </text:span></text:span><text:span text:style-name="_5f_Caractères">+</text:span><text:span text:style-name="_5f_Caractères"><text:span text:style-name="T12"> </text:span></text:span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4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68" text:outline-level="1"/>
              </text:list-item>
            </text:list>
          </table:table-cell>
          <table:table-cell table:style-name="Tableau8.B1" office:value-type="string">
            <text:h text:style-name="_5f_Tableau_5f_Centré" text:outline-level="1"><text:span text:style-name="_5f_Caractères"><text:span text:style-name="T11"/></text:span></text:h>
          </table:table-cell>
          <table:table-cell table:style-name="Tableau8.B1" office:value-type="string">
            <text:list text:continue-numbering="true" text:style-name="List_20_1">
              <text:list-item>
                <text:h text:style-name="P60" text:outline-level="1"><text:span text:style-name="_5f_Caractères"/></text:h>
              </text:list-item>
            </text:list>
          </table:table-cell>
          <table:table-cell table:style-name="Tableau8.E1" office:value-type="string">
            <text:h text:style-name="_5f_Paragraphe" text:outline-level="1"><text:span text:style-name="_5f_Caractères">49</text:span><text:span text:style-name="_5f_Caractères"><text:span text:style-name="T12"> </text:span></text:span><text:span text:style-name="_5f_Caractères">×</text:span><text:span text:style-name="_5f_Caractères"><text:span text:style-name="T12"> </text:span></text:span><text:span text:style-name="_5f_Caractères">(83</text:span><text:span text:style-name="_5f_Caractères"><text:span text:style-name="T12"> </text:span></text:span><text:span text:style-name="_5f_Caractères">−</text:span><text:span text:style-name="_5f_Caractères"><text:span text:style-name="T12"> </text:span></text:span><text:span text:style-name="_5f_Caractères">4)</text:span></text:h>
          </table:table-cell>
        </table:table-row>
      </table:table>
      <text:list text:continue-list="list180322176144647" text:style-name="_5f_Numérotation_20_des_20_exercices">
        <text:list-item>
          <text:h text:style-name="P70" text:outline-level="1"><text:span text:style-name="_5f_Caractères"><text:span text:style-name="T13">Un tableau pour s’aider</text:span></text:span></text:h>
          <text:list>
            <text:list-item>
              <text:p text:style-name="P64"><text:span text:style-name="_5f_Caractères">Complète le tableau suivant.</text:span></text:p>
            </text:list-item>
          </text:list>
        </text:list-item>
      </text:list>
      <table:table table:name="Tableau3" table:style-name="Tableau3">
        <table:table-column table:style-name="Tableau3.A" table:number-columns-repeated="3"/>
        <table:table-column table:style-name="Tableau3.D"/>
        <table:table-row table:style-name="Tableau3.1">
          <table:table-cell table:style-name="Tableau3.A1" office:value-type="string">
            <text:h text:style-name="_5f_Tableau_5f_Centré_5f_Gras" text:outline-level="1"><text:span text:style-name="_5f_Caractères"><text:span text:style-name="T11">×</text:span></text:span></text:h>
          </table:table-cell>
          <table:table-cell table:style-name="Tableau3.B1" office:value-type="float" office:value="100">
            <text:h text:style-name="_5f_Tableau_5f_Centré_5f_Gras" text:outline-level="1"><text:span text:style-name="_5f_Caractères"><text:span text:style-name="T34">100</text:span></text:span></text:h>
          </table:table-cell>
          <table:table-cell table:style-name="Tableau3.B1" office:value-type="float" office:value="1">
            <text:h text:style-name="_5f_Tableau_5f_Centré_5f_Gras" text:outline-level="1"><text:span text:style-name="_5f_Caractères"><text:span text:style-name="T34">1</text:span></text:span></text:h>
          </table:table-cell>
          <table:table-cell table:style-name="Tableau3.D1" office:value-type="float" office:value="2">
            <text:h text:style-name="_5f_Tableau_5f_Centré_5f_Gras" text:outline-level="1"><text:span text:style-name="_5f_Caractères"><text:span text:style-name="T34">2</text:span></text:span></text:h>
          </table:table-cell>
        </table:table-row>
        <table:table-row table:style-name="Tableau3.2">
          <table:table-cell table:style-name="Tableau3.D1" office:value-type="float" office:value="24">
            <text:h text:style-name="_5f_Tableau_5f_Centré_5f_Gras" text:outline-level="1"><text:span text:style-name="_5f_Caractères"><text:span text:style-name="T34">24</text:span></text:span></text:h>
          </table:table-cell>
          <table:table-cell table:style-name="Tableau3.B2" office:value-type="string">
            <text:list text:continue-numbering="true" text:style-name="_5f_Numérotation_20_des_20_exercices">
              <text:list-item>
                <text:list>
                  <text:list-header>
                    <text:p text:style-name="P61"><text:span text:style-name="_5f_Caractères"><text:span text:style-name="T45">2</text:span></text:span><text:span text:style-name="_5f_Caractères"><text:span text:style-name="T43"> </text:span></text:span><text:span text:style-name="_5f_Caractères"><text:span text:style-name="T46">400</text:span></text:span></text:p>
                  </text:list-header>
                </text:list>
              </text:list-item>
            </text:list>
          </table:table-cell>
          <table:table-cell table:style-name="Tableau3.B2" office:value-type="string">
            <text:list text:continue-numbering="true" text:style-name="_5f_Numérotation_20_des_20_exercices">
              <text:list-item>
                <text:list>
                  <text:list-header>
                    <text:p text:style-name="P61"><text:span text:style-name="_5f_Caractères"><text:span text:style-name="T45">2</text:span></text:span><text:span text:style-name="_5f_Caractères"><text:span text:style-name="T46">4</text:span></text:span></text:p>
                  </text:list-header>
                </text:list>
              </text:list-item>
            </text:list>
          </table:table-cell>
          <table:table-cell table:style-name="Tableau3.D2" office:value-type="string">
            <text:list text:continue-numbering="true" text:style-name="_5f_Numérotation_20_des_20_exercices">
              <text:list-item>
                <text:list>
                  <text:list-header>
                    <text:p text:style-name="P61"><text:span text:style-name="_5f_Caractères"><text:span text:style-name="T46">48</text:span></text:span></text:p>
                  </text:list-header>
                </text:list>
              </text:list-item>
            </text:list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P64"><text:span text:style-name="_5f_Caractères">Donne le résultat des produits suivants.</text:span></text:p>
            </text:list-item>
          </text:list>
        </text:list-item>
      </text:list>
      <text:p text:style-name="P17"><text:span text:style-name="_5f_Caractères">24 × 101 =</text:span><text:span text:style-name="_5f_pointillés_20_gris"> </text:span><text:span text:style-name="_5f_Caractères"><text:span text:style-name="T45">2</text:span></text:span><text:span text:style-name="_5f_Caractères"><text:span text:style-name="T43"> </text:span></text:span><text:span text:style-name="_5f_Caractères"><text:span text:style-name="T46">400</text:span></text:span><text:span text:style-name="_5f_Caractères"><text:span text:style-name="T43"> </text:span></text:span><text:span text:style-name="_5f_Caractères"><text:span text:style-name="T55">+</text:span></text:span><text:span text:style-name="_5f_Caractères"><text:span text:style-name="T43"> </text:span></text:span><text:span text:style-name="_5f_Caractères"><text:span text:style-name="T54">24</text:span></text:span><text:span text:style-name="_5f_Caractères"><text:span text:style-name="T43"> </text:span></text:span><text:span text:style-name="_5f_Caractères"><text:span text:style-name="T54">=</text:span></text:span><text:span text:style-name="_5f_Caractères"><text:span text:style-name="T43"> </text:span></text:span><text:span text:style-name="_5f_Caractères"><text:span text:style-name="T54">2</text:span></text:span><text:span text:style-name="_5f_Caractères"><text:span text:style-name="T43"> </text:span></text:span><text:span text:style-name="_5f_Caractères"><text:span text:style-name="T54">424</text:span></text:span></text:p>
      <text:p text:style-name="P17"><text:span text:style-name="_5f_Caractères">24 × 99 =</text:span><text:span text:style-name="_5f_pointillés_20_gris"> </text:span><text:span text:style-name="_5f_Caractères"><text:span text:style-name="T45">2</text:span></text:span><text:span text:style-name="_5f_Caractères"><text:span text:style-name="T43"> </text:span></text:span><text:span text:style-name="_5f_Caractères"><text:span text:style-name="T46">400</text:span></text:span><text:span text:style-name="_5f_Caractères"><text:span text:style-name="T43"> </text:span></text:span><text:span text:style-name="_5f_Caractères"><text:span text:style-name="T54">−</text:span></text:span><text:span text:style-name="_5f_Caractères"><text:span text:style-name="T43"> </text:span></text:span><text:span text:style-name="_5f_Caractères"><text:span text:style-name="T54">24</text:span></text:span><text:span text:style-name="_5f_Caractères"><text:span text:style-name="T43"> </text:span></text:span><text:span text:style-name="_5f_Caractères"><text:span text:style-name="T54">=</text:span></text:span><text:span text:style-name="_5f_Caractères"><text:span text:style-name="T43"> </text:span></text:span><text:span text:style-name="_5f_Caractères"><text:span text:style-name="T54">2</text:span></text:span><text:span text:style-name="_5f_Caractères"><text:span text:style-name="T43"> </text:span></text:span><text:span text:style-name="_5f_Caractères"><text:span text:style-name="T46">376</text:span></text:span></text:p>
      <text:p text:style-name="P17"><text:span text:style-name="_5f_Caractères">24 × 102 =</text:span><text:span text:style-name="_5f_pointillés_20_gris"> </text:span><text:span text:style-name="_5f_Caractères"><text:span text:style-name="T45">2</text:span></text:span><text:span text:style-name="_5f_Caractères"><text:span text:style-name="T43"> </text:span></text:span><text:span text:style-name="_5f_Caractères"><text:span text:style-name="T46">400</text:span></text:span><text:span text:style-name="_5f_Caractères"><text:span text:style-name="T43"> </text:span></text:span><text:span text:style-name="_5f_Caractères"><text:span text:style-name="T55">+</text:span></text:span><text:span text:style-name="_5f_Caractères"><text:span text:style-name="T43"> </text:span></text:span><text:span text:style-name="_5f_Caractères"><text:span text:style-name="T46">48</text:span></text:span><text:span text:style-name="_5f_Caractères"><text:span text:style-name="T43"> </text:span></text:span><text:span text:style-name="_5f_Caractères"><text:span text:style-name="T54">=</text:span></text:span><text:span text:style-name="_5f_Caractères"><text:span text:style-name="T43"> </text:span></text:span><text:span text:style-name="_5f_Caractères"><text:span text:style-name="T54">2</text:span></text:span><text:span text:style-name="_5f_Caractères"><text:span text:style-name="T43"> </text:span></text:span><text:span text:style-name="_5f_Caractères"><text:span text:style-name="T54">4</text:span></text:span><text:span text:style-name="_5f_Caractères"><text:span text:style-name="T46">48</text:span></text:span></text:p>
      <text:p text:style-name="P17"><text:span text:style-name="_5f_Caractères">24 × 98 =</text:span><text:span text:style-name="_5f_pointillés_20_gris"> </text:span><text:span text:style-name="_5f_Caractères"><text:span text:style-name="T45">2</text:span></text:span><text:span text:style-name="_5f_Caractères"><text:span text:style-name="T43"> </text:span></text:span><text:span text:style-name="_5f_Caractères"><text:span text:style-name="T46">400</text:span></text:span><text:span text:style-name="_5f_Caractères"><text:span text:style-name="T43"> </text:span></text:span><text:span text:style-name="_5f_Caractères"><text:span text:style-name="T54">−</text:span></text:span><text:span text:style-name="_5f_Caractères"><text:span text:style-name="T43"> </text:span></text:span><text:span text:style-name="_5f_Caractères"><text:span text:style-name="T46">48</text:span></text:span><text:span text:style-name="_5f_Caractères"><text:span text:style-name="T43"> </text:span></text:span><text:span text:style-name="_5f_Caractères"><text:span text:style-name="T54">=</text:span></text:span><text:span text:style-name="_5f_Caractères"><text:span text:style-name="T43"> </text:span></text:span><text:span text:style-name="_5f_Caractères"><text:span text:style-name="T54">2</text:span></text:span><text:span text:style-name="_5f_Caractères"><text:span text:style-name="T43"> </text:span></text:span><text:span text:style-name="_5f_Caractères"><text:span text:style-name="T46">352</text:span></text:span></text:p>
      <text:list text:continue-numbering="true" text:style-name="_5f_Numérotation_20_des_20_exercices">
        <text:list-item>
          <text:h text:style-name="P72" text:outline-level="1"><text:span text:style-name="_5f_Caractères">On donne : 197 × 17 = 3 349 et 197 × 4 = 788.<text:line-break/>Calcule les expressions numériques suivantes sans </text:span><text:span text:style-name="_5f_Caractères"><text:span text:style-name="T16">effectuer directement les produits demandés</text:span></text:span><text:span text:style-name="_5f_Caractères">.</text:span></text:h>
        </text:list-item>
      </text:list>
      <text:section text:style-name="Sect3" text:name="Section2">
        <text:h text:style-name="P19" text:outline-level="1"><text:span text:style-name="_5f_Caractères">A = 197 × 21</text:span></text:h>
        <text:h text:style-name="P15" text:outline-level="1"><text:span text:style-name="_5f_Caractères"><text:span text:style-name="T35">A = 197 × </text:span></text:span><text:span text:style-name="_5f_Caractères"><text:span text:style-name="T60">(17 + 4)</text:span></text:span></text:h>
        <text:h text:style-name="P15" text:outline-level="1"><text:span text:style-name="_5f_Caractères"><text:span text:style-name="T35">A = 197 × </text:span></text:span><text:span text:style-name="_5f_Caractères"><text:span text:style-name="T60">17 + </text:span></text:span><text:span text:style-name="_5f_Caractères"><text:span text:style-name="T39">197 × 4</text:span></text:span></text:h>
        <text:h text:style-name="P15" text:outline-level="1"><text:span text:style-name="_5f_Caractères"><text:span text:style-name="T39">A = </text:span></text:span><text:span text:style-name="_5f_Caractères"><text:span text:style-name="T48">3</text:span></text:span><text:span text:style-name="_5f_Caractères"><text:span text:style-name="T52"> </text:span></text:span><text:span text:style-name="_5f_Caractères"><text:span text:style-name="T48">349</text:span></text:span><text:span text:style-name="_5f_Caractères"><text:span text:style-name="T60"> + </text:span></text:span><text:span text:style-name="_5f_Caractères"><text:span text:style-name="T48">788</text:span></text:span></text:h>
        <text:h text:style-name="P16" text:outline-level="1"><text:span text:style-name="_5f_Caractères"><text:span text:style-name="T56">A = </text:span></text:span><text:span text:style-name="_5f_Caractères"><text:span text:style-name="T48">4</text:span></text:span><text:span text:style-name="_5f_Caractères"><text:span text:style-name="T52"> </text:span></text:span><text:span text:style-name="_5f_Caractères"><text:span text:style-name="T48">137</text:span></text:span></text:h>
        <text:h text:style-name="P20" text:outline-level="1"><text:span text:style-name="_5f_Caractères">C = 197 × 34</text:span></text:h>
        <text:h text:style-name="P15" text:outline-level="1"><text:span text:style-name="_5f_Caractères"><text:span text:style-name="T48">C</text:span></text:span><text:span text:style-name="_5f_Caractères"><text:span text:style-name="T35"> = 197 × </text:span></text:span><text:span text:style-name="_5f_Caractères"><text:span text:style-name="T60">17 </text:span></text:span><text:span text:style-name="_5f_Caractères"><text:span text:style-name="T39">× 2</text:span></text:span></text:h>
        <text:h text:style-name="P15" text:outline-level="1"><text:span text:style-name="_5f_Caractères"><text:span text:style-name="T48">C</text:span></text:span><text:span text:style-name="_5f_Caractères"><text:span text:style-name="T35"> = </text:span></text:span><text:span text:style-name="_5f_Caractères"><text:span text:style-name="T48">3</text:span></text:span><text:span text:style-name="_5f_Caractères"><text:span text:style-name="T52"> </text:span></text:span><text:span text:style-name="_5f_Caractères"><text:span text:style-name="T48">349</text:span></text:span><text:span text:style-name="_5f_Caractères"><text:span text:style-name="T60"> </text:span></text:span><text:span text:style-name="_5f_Caractères"><text:span text:style-name="T39">× 2</text:span></text:span></text:h>
        <text:h text:style-name="P15" text:outline-level="1"><text:span text:style-name="_5f_Caractères"><text:span text:style-name="T48">C</text:span></text:span><text:span text:style-name="_5f_Caractères"><text:span text:style-name="T39"> = </text:span></text:span><text:span text:style-name="_5f_Caractères"><text:span text:style-name="T48">6</text:span></text:span><text:span text:style-name="_5f_Caractères"><text:span text:style-name="T52"> </text:span></text:span><text:span text:style-name="_5f_Caractères"><text:span text:style-name="T48">698</text:span></text:span></text:h>
        <text:h text:style-name="P19" text:outline-level="1"><text:span text:style-name="_5f_Caractères">B = 197 × 13</text:span></text:h>
        <text:h text:style-name="P15" text:outline-level="1"><text:span text:style-name="_5f_Caractères"><text:span text:style-name="T48">B</text:span></text:span><text:span text:style-name="_5f_Caractères"><text:span text:style-name="T35"> = 197 × </text:span></text:span><text:span text:style-name="_5f_Caractères"><text:span text:style-name="T60">(17 </text:span></text:span><text:span text:style-name="_5f_Caractères"><text:span text:style-name="T39">−</text:span></text:span><text:span text:style-name="_5f_Caractères"><text:span text:style-name="T60"> 4)</text:span></text:span></text:h>
        <text:h text:style-name="P15" text:outline-level="1"><text:span text:style-name="_5f_Caractères"><text:span text:style-name="T48">B</text:span></text:span><text:span text:style-name="_5f_Caractères"><text:span text:style-name="T35"> = 197 × </text:span></text:span><text:span text:style-name="_5f_Caractères"><text:span text:style-name="T60">17 </text:span></text:span><text:span text:style-name="_5f_Caractères"><text:span text:style-name="T39">−</text:span></text:span><text:span text:style-name="_5f_Caractères"><text:span text:style-name="T60"> </text:span></text:span><text:span text:style-name="_5f_Caractères"><text:span text:style-name="T39">197 × 4</text:span></text:span></text:h>
        <text:h text:style-name="P15" text:outline-level="1"><text:span text:style-name="_5f_Caractères"><text:span text:style-name="T48">B</text:span></text:span><text:span text:style-name="_5f_Caractères"><text:span text:style-name="T39"> = </text:span></text:span><text:span text:style-name="_5f_Caractères"><text:span text:style-name="T48">3</text:span></text:span><text:span text:style-name="_5f_Caractères"><text:span text:style-name="T52"> </text:span></text:span><text:span text:style-name="_5f_Caractères"><text:span text:style-name="T48">349</text:span></text:span><text:span text:style-name="_5f_Caractères"><text:span text:style-name="T60"> </text:span></text:span><text:span text:style-name="_5f_Caractères"><text:span text:style-name="T39">−</text:span></text:span><text:span text:style-name="_5f_Caractères"><text:span text:style-name="T60"> </text:span></text:span><text:span text:style-name="_5f_Caractères"><text:span text:style-name="T48">788</text:span></text:span></text:h>
        <text:h text:style-name="P16" text:outline-level="1"><text:span text:style-name="_5f_Caractères"><text:span text:style-name="T48">B</text:span></text:span><text:span text:style-name="_5f_Caractères"><text:span text:style-name="T56"> = </text:span></text:span><text:span text:style-name="_5f_Caractères"><text:span text:style-name="T48">2</text:span></text:span><text:span text:style-name="_5f_Caractères"><text:span text:style-name="T52"> </text:span></text:span><text:span text:style-name="_5f_Caractères"><text:span text:style-name="T48">561</text:span></text:span></text:h>
        <text:h text:style-name="P20" text:outline-level="1"><text:span text:style-name="_5f_Caractères"><text:span text:style-name="T32">D</text:span></text:span><text:span text:style-name="_5f_Caractères"> = 197 × </text:span><text:span text:style-name="_5f_Caractères"><text:span text:style-name="T32">8</text:span></text:span></text:h>
        <text:h text:style-name="P22" text:outline-level="1"><text:span text:style-name="_5f_Caractères"><text:span text:style-name="T48">D</text:span></text:span><text:span text:style-name="_5f_Caractères"><text:span text:style-name="T35"> = 197 × </text:span></text:span><text:span text:style-name="_5f_Caractères"><text:span text:style-name="T41">4</text:span></text:span><text:span text:style-name="_5f_Caractères"><text:span text:style-name="T60"> </text:span></text:span><text:span text:style-name="_5f_Caractères"><text:span text:style-name="T39">× </text:span></text:span><text:span text:style-name="_5f_Caractères"><text:span text:style-name="T41">2</text:span></text:span></text:h>
        <text:h text:style-name="P22" text:outline-level="1"><text:span text:style-name="_5f_Caractères"><text:span text:style-name="T48">D</text:span></text:span><text:span text:style-name="_5f_Caractères"><text:span text:style-name="T35"> = </text:span></text:span><text:span text:style-name="_5f_Caractères"><text:span text:style-name="T41">7</text:span></text:span><text:span text:style-name="_5f_Caractères"><text:span text:style-name="T51">88</text:span></text:span><text:span text:style-name="_5f_Caractères"><text:span text:style-name="T60"> </text:span></text:span><text:span text:style-name="_5f_Caractères"><text:span text:style-name="T39">× </text:span></text:span><text:span text:style-name="_5f_Caractères"><text:span text:style-name="T41">2</text:span></text:span></text:h>
        <text:h text:style-name="P15" text:outline-level="1"><text:span text:style-name="_5f_Caractères"><text:span text:style-name="T48">D</text:span></text:span><text:span text:style-name="_5f_Caractères"><text:span text:style-name="T39"> = </text:span></text:span><text:span text:style-name="_5f_Caractères"><text:span text:style-name="T48">1</text:span></text:span><text:span text:style-name="_5f_Caractères"><text:span text:style-name="T52"> </text:span></text:span><text:span text:style-name="_5f_Caractères"><text:span text:style-name="T53">576</text:span></text:span></text:h>
      </text:section>
      <text:list text:continue-numbering="true" text:style-name="_5f_Numérotation_20_des_20_exercices">
        <text:list-item>
          <text:h text:style-name="P67" text:outline-level="1"><text:span text:style-name="_5f_Caractères">Calcule astucieusement.</text:span></text:h>
        </text:list-item>
      </text:list>
      <text:section text:style-name="Sect3" text:name="Section3">
        <text:list text:continue-numbering="true" text:style-name="_5f_Numérotation_20_des_20_exercices">
          <text:list-item>
            <text:list>
              <text:list-item>
                <text:p text:style-name="P64"><text:span text:style-name="_5f_Caractères">4,5 × 104</text:span></text:p>
              </text:list-item>
            </text:list>
          </text:list-item>
        </text:list>
        <text:h text:style-name="P15" text:outline-level="1"><text:span text:style-name="_5f_Caractères"><text:span text:style-name="T40">A </text:span></text:span><text:span text:style-name="_5f_Caractères"><text:span text:style-name="T35">= </text:span></text:span><text:span text:style-name="_5f_Caractères"><text:span text:style-name="T49">4,5</text:span></text:span><text:span text:style-name="_5f_Caractères"><text:span text:style-name="T35"> × </text:span></text:span><text:span text:style-name="_5f_Caractères"><text:span text:style-name="T60">(1</text:span></text:span><text:span text:style-name="_5f_Caractères"><text:span text:style-name="T49">00</text:span></text:span><text:span text:style-name="_5f_Caractères"><text:span text:style-name="T60"> + 4)</text:span></text:span></text:h>
        <text:h text:style-name="P15" text:outline-level="1"><text:span text:style-name="_5f_Caractères"><text:span text:style-name="T40">A </text:span></text:span><text:span text:style-name="_5f_Caractères"><text:span text:style-name="T35">= </text:span></text:span><text:span text:style-name="_5f_Caractères"><text:span text:style-name="T49">4,5</text:span></text:span><text:span text:style-name="_5f_Caractères"><text:span text:style-name="T35"> × </text:span></text:span><text:span text:style-name="_5f_Caractères"><text:span text:style-name="T60">1</text:span></text:span><text:span text:style-name="_5f_Caractères"><text:span text:style-name="T49">00</text:span></text:span><text:span text:style-name="_5f_Caractères"><text:span text:style-name="T60"> + </text:span></text:span><text:span text:style-name="_5f_Caractères"><text:span text:style-name="T49">4,5</text:span></text:span><text:span text:style-name="_5f_Caractères"><text:span text:style-name="T39"> × </text:span></text:span><text:span text:style-name="_5f_Caractères"><text:span text:style-name="T60">4</text:span></text:span></text:h>
        <text:h text:style-name="P15" text:outline-level="1"><text:span text:style-name="_5f_Caractères"><text:span text:style-name="T40">A </text:span></text:span><text:span text:style-name="_5f_Caractères"><text:span text:style-name="T35">= </text:span></text:span><text:span text:style-name="_5f_Caractères"><text:span text:style-name="T49">45</text:span></text:span><text:span text:style-name="_5f_Caractères"><text:span text:style-name="T50">0</text:span></text:span><text:span text:style-name="_5f_Caractères"><text:span text:style-name="T35"> </text:span></text:span><text:span text:style-name="_5f_Caractères"><text:span text:style-name="T60">+ </text:span></text:span><text:span text:style-name="_5f_Caractères"><text:span text:style-name="T50">18</text:span></text:span></text:h>
        <text:h text:style-name="P16" text:outline-level="1"><text:span text:style-name="_5f_Caractères"><text:span text:style-name="T58">A </text:span></text:span><text:span text:style-name="_5f_Caractères"><text:span text:style-name="T57">= </text:span></text:span><text:span text:style-name="_5f_Caractères"><text:span text:style-name="T49">4</text:span></text:span><text:span text:style-name="_5f_Caractères"><text:span text:style-name="T50">68</text:span></text:span></text:h>
        <text:list text:continue-numbering="true" text:style-name="_5f_Numérotation_20_des_20_exercices">
          <text:list-item>
            <text:list>
              <text:list-item>
                <text:p text:style-name="P64"><text:span text:style-name="_5f_Caractères">16 × 9,9</text:span></text:p>
              </text:list-item>
            </text:list>
          </text:list-item>
        </text:list>
        <text:h text:style-name="P15" text:outline-level="1"><text:span text:style-name="_5f_Caractères"><text:span text:style-name="T40">B </text:span></text:span><text:span text:style-name="_5f_Caractères"><text:span text:style-name="T35">= </text:span></text:span><text:span text:style-name="_5f_Caractères"><text:span text:style-name="T50">16</text:span></text:span><text:span text:style-name="_5f_Caractères"><text:span text:style-name="T35"> × </text:span></text:span><text:span text:style-name="_5f_Caractères"><text:span text:style-name="T60">(1</text:span></text:span><text:span text:style-name="_5f_Caractères"><text:span text:style-name="T49">0</text:span></text:span><text:span text:style-name="_5f_Caractères"><text:span text:style-name="T60"> </text:span></text:span><text:span text:style-name="_5f_Caractères"><text:span text:style-name="T56">−</text:span></text:span><text:span text:style-name="_5f_Caractères"><text:span text:style-name="T60"> </text:span></text:span><text:span text:style-name="_5f_Caractères"><text:span text:style-name="T50">0,1</text:span></text:span><text:span text:style-name="_5f_Caractères"><text:span text:style-name="T60">)</text:span></text:span></text:h>
        <text:h text:style-name="P15" text:outline-level="1"><text:span text:style-name="_5f_Caractères"><text:span text:style-name="T40">B </text:span></text:span><text:span text:style-name="_5f_Caractères"><text:span text:style-name="T35">= </text:span></text:span><text:span text:style-name="_5f_Caractères"><text:span text:style-name="T50">16</text:span></text:span><text:span text:style-name="_5f_Caractères"><text:span text:style-name="T35"> × </text:span></text:span><text:span text:style-name="_5f_Caractères"><text:span text:style-name="T60">1</text:span></text:span><text:span text:style-name="_5f_Caractères"><text:span text:style-name="T49">0</text:span></text:span><text:span text:style-name="_5f_Caractères"><text:span text:style-name="T60"> </text:span></text:span><text:span text:style-name="_5f_Caractères"><text:span text:style-name="T56">−</text:span></text:span><text:span text:style-name="_5f_Caractères"><text:span text:style-name="T60"> </text:span></text:span><text:span text:style-name="_5f_Caractères"><text:span text:style-name="T50">16</text:span></text:span><text:span text:style-name="_5f_Caractères"><text:span text:style-name="T39"> ×  </text:span></text:span><text:span text:style-name="_5f_Caractères"><text:span text:style-name="T50">0,1</text:span></text:span></text:h>
        <text:h text:style-name="P18" text:outline-level="1"><text:span text:style-name="_5f_Caractères"><text:span text:style-name="T40">B </text:span></text:span><text:span text:style-name="_5f_Caractères"><text:span text:style-name="T35">= </text:span></text:span><text:span text:style-name="_5f_Caractères"><text:span text:style-name="T50">160</text:span></text:span><text:span text:style-name="_5f_Caractères"><text:span text:style-name="T35"> </text:span></text:span><text:span text:style-name="_5f_Caractères"><text:span text:style-name="T56">−</text:span></text:span><text:span text:style-name="_5f_Caractères"><text:span text:style-name="T60"> </text:span></text:span><text:span text:style-name="_5f_Caractères"><text:span text:style-name="T50">1,6</text:span></text:span></text:h>
        <text:h text:style-name="P16" text:outline-level="1"><text:span text:style-name="_5f_Caractères"><text:span text:style-name="T58">B </text:span></text:span><text:span text:style-name="_5f_Caractères"><text:span text:style-name="T57">= </text:span></text:span><text:span text:style-name="_5f_Caractères"><text:span text:style-name="T50">158,4</text:span></text:span></text:h>
        <text:list text:continue-numbering="true" text:style-name="_5f_Numérotation_20_des_20_exercices">
          <text:list-item>
            <text:list>
              <text:list-item>
                <text:p text:style-name="P64"><text:span text:style-name="_5f_Caractères">15 × 1,1</text:span></text:p>
              </text:list-item>
            </text:list>
          </text:list-item>
        </text:list>
        <text:h text:style-name="P15" text:outline-level="1"><text:span text:style-name="_5f_Caractères"><text:span text:style-name="T40">C </text:span></text:span><text:span text:style-name="_5f_Caractères"><text:span text:style-name="T35">= </text:span></text:span><text:span text:style-name="_5f_Caractères"><text:span text:style-name="T50">15</text:span></text:span><text:span text:style-name="_5f_Caractères"><text:span text:style-name="T35"> × </text:span></text:span><text:span text:style-name="_5f_Caractères"><text:span text:style-name="T60">(1 </text:span></text:span><text:span text:style-name="_5f_Caractères"><text:span text:style-name="T48">+</text:span></text:span><text:span text:style-name="_5f_Caractères"><text:span text:style-name="T60"> </text:span></text:span><text:span text:style-name="_5f_Caractères"><text:span text:style-name="T50">0,1</text:span></text:span><text:span text:style-name="_5f_Caractères"><text:span text:style-name="T60">)</text:span></text:span></text:h>
        <text:h text:style-name="P15" text:outline-level="1"><text:span text:style-name="_5f_Caractères"><text:span text:style-name="T40">C </text:span></text:span><text:span text:style-name="_5f_Caractères"><text:span text:style-name="T35">= </text:span></text:span><text:span text:style-name="_5f_Caractères"><text:span text:style-name="T50">15</text:span></text:span><text:span text:style-name="_5f_Caractères"><text:span text:style-name="T35"> × </text:span></text:span><text:span text:style-name="_5f_Caractères"><text:span text:style-name="T60">1 </text:span></text:span><text:span text:style-name="_5f_Caractères"><text:span text:style-name="T48">+</text:span></text:span><text:span text:style-name="_5f_Caractères"><text:span text:style-name="T60"> </text:span></text:span><text:span text:style-name="_5f_Caractères"><text:span text:style-name="T50">15</text:span></text:span><text:span text:style-name="_5f_Caractères"><text:span text:style-name="T39"> ×  </text:span></text:span><text:span text:style-name="_5f_Caractères"><text:span text:style-name="T50">0,1</text:span></text:span></text:h>
        <text:h text:style-name="P15" text:outline-level="1"><text:span text:style-name="_5f_Caractères"><text:span text:style-name="T40">C </text:span></text:span><text:span text:style-name="_5f_Caractères"><text:span text:style-name="T35">= </text:span></text:span><text:span text:style-name="_5f_Caractères"><text:span text:style-name="T50">15</text:span></text:span><text:span text:style-name="_5f_Caractères"><text:span text:style-name="T35"> </text:span></text:span><text:span text:style-name="_5f_Caractères"><text:span text:style-name="T60">+ </text:span></text:span><text:span text:style-name="_5f_Caractères"><text:span text:style-name="T50">1,5</text:span></text:span></text:h>
        <text:h text:style-name="P16" text:outline-level="1"><text:span text:style-name="_5f_Caractères"><text:span text:style-name="T58">C </text:span></text:span><text:span text:style-name="_5f_Caractères"><text:span text:style-name="T57">= </text:span></text:span><text:span text:style-name="_5f_Caractères"><text:span text:style-name="T50">16,5</text:span></text:span></text:h>
        <text:list text:continue-numbering="true" text:style-name="_5f_Numérotation_20_des_20_exercices">
          <text:list-item>
            <text:list>
              <text:list-item>
                <text:p text:style-name="P64"><text:span text:style-name="_5f_Caractères">3,2 × 12 − 3,2 × 2</text:span></text:p>
              </text:list-item>
            </text:list>
          </text:list-item>
        </text:list>
        <text:h text:style-name="P15" text:outline-level="1"><text:span text:style-name="_5f_Caractères"><text:span text:style-name="T40">D </text:span></text:span><text:span text:style-name="_5f_Caractères"><text:span text:style-name="T35">= </text:span></text:span><text:span text:style-name="_5f_Caractères"><text:span text:style-name="T50">3,2</text:span></text:span><text:span text:style-name="_5f_Caractères"><text:span text:style-name="T35"> × </text:span></text:span><text:span text:style-name="_5f_Caractères"><text:span text:style-name="T60">(1</text:span></text:span><text:span text:style-name="_5f_Caractères"><text:span text:style-name="T50">2</text:span></text:span><text:span text:style-name="_5f_Caractères"><text:span text:style-name="T60"> </text:span></text:span><text:span text:style-name="_5f_Caractères"><text:span text:style-name="T56">−</text:span></text:span><text:span text:style-name="_5f_Caractères"><text:span text:style-name="T60"> </text:span></text:span><text:span text:style-name="_5f_Caractères"><text:span text:style-name="T50">2</text:span></text:span><text:span text:style-name="_5f_Caractères"><text:span text:style-name="T60">)</text:span></text:span></text:h>
        <text:h text:style-name="P15" text:outline-level="1"><text:span text:style-name="_5f_Caractères"><text:span text:style-name="T40">D </text:span></text:span><text:span text:style-name="_5f_Caractères"><text:span text:style-name="T35">= </text:span></text:span><text:span text:style-name="_5f_Caractères"><text:span text:style-name="T50">3,2</text:span></text:span><text:span text:style-name="_5f_Caractères"><text:span text:style-name="T35"> × </text:span></text:span><text:span text:style-name="_5f_Caractères"><text:span text:style-name="T60">1</text:span></text:span><text:span text:style-name="_5f_Caractères"><text:span text:style-name="T49">0</text:span></text:span></text:h>
        <text:h text:style-name="P16" text:outline-level="1"><text:span text:style-name="_5f_Caractères"><text:span text:style-name="T40">D </text:span></text:span><text:span text:style-name="_5f_Caractères"><text:span text:style-name="T35">= </text:span></text:span><text:span text:style-name="_5f_Caractères"><text:span text:style-name="T50">32</text:span></text:span></text:h>
      </text:section>
      <text:list text:continue-numbering="true" text:style-name="_5f_Numérotation_20_des_20_exercices">
        <text:list-item>
          <text:h text:style-name="P71" text:outline-level="1"><text:span text:style-name="_5f_Caractères">On considère le programme de calcul suivant.</text:span></text:h>
        </text:list-item>
      </text:list>
      <text:h text:style-name="_5f_Paragraphe_5f_Exemple_5f_sans_5f_Titre" text:outline-level="1"><text:span text:style-name="_5f_Caractères">• Choisir un nombre.<text:line-break/>• Augmenter le nombre de 5.<text:line-break/>• Multiplier le résultat par 4.<text:line-break/>• Ôter </text:span><text:span text:style-name="_5f_Caractères"><text:span text:style-name="T15">au résultat </text:span></text:span><text:span text:style-name="_5f_Caractères">le quadruple du nombre de départ.<text:line-break/>• </text:span><text:span text:style-name="_5f_Caractères"><text:span text:style-name="T15">Enfin, retrancher</text:span></text:span><text:span text:style-name="_5f_Caractères"> 10 et annoncer le résultat.</text:span></text:h>
      <text:list xml:id="list180323229666288" text:continue-numbering="true" text:style-name="_5f_Numérotation_20_des_20_exercices">
        <text:list-item>
          <text:list>
            <text:list-item>
              <text:p text:style-name="P64"><text:span text:style-name="_5f_Caractères">Applique ce programme de calcul à 5, </text:span><text:span text:style-name="_5f_Caractères"><text:span text:style-name="T15">puis à</text:span></text:span><text:span text:style-name="_5f_Caractères"> 2,3.</text:span></text:p>
            </text:list-item>
          </text:list>
        </text:list-item>
      </text:list>
      <text:section text:style-name="Sect4" text:name="Section1">
        <text:h text:style-name="P16" text:outline-level="1"><text:span text:style-name="_5f_Caractères">Pour </text:span><text:span text:style-name="_5f_Caractères"><text:span text:style-name="T14">5 :</text:span></text:span></text:h>
        <text:list text:style-name="L1">
          <text:list-item>
            <text:h text:style-name="P56" text:outline-level="1"><text:span text:style-name="_5f_Caractères"><text:span text:style-name="T27">5</text:span></text:span><text:span text:style-name="_5f_Caractères"><text:span text:style-name="T19"> + </text:span></text:span><text:span text:style-name="_5f_Caractères"><text:span text:style-name="T24">5 = 10</text:span></text:span></text:h>
          </text:list-item>
          <text:list-item>
            <text:h text:style-name="P56" text:outline-level="1"><text:span text:style-name="_5f_Caractères"><text:span text:style-name="T24">10</text:span></text:span><text:span text:style-name="_5f_Caractères"><text:span text:style-name="T21"> × 4</text:span></text:span><text:span text:style-name="_5f_Caractères"><text:span text:style-name="T25"> </text:span></text:span><text:span text:style-name="_5f_Caractères"><text:span text:style-name="T24">= 40</text:span></text:span></text:h>
          </text:list-item>
          <text:list-item>
            <text:h text:style-name="P56" text:outline-level="1"><text:span text:style-name="_5f_Caractères"><text:span text:style-name="T24">40</text:span></text:span><text:span text:style-name="_5f_Caractères"><text:span text:style-name="T25"> </text:span></text:span><text:span text:style-name="_5f_Caractères"><text:span text:style-name="T56">−</text:span></text:span><text:span text:style-name="_5f_Caractères"><text:span text:style-name="T25"> </text:span></text:span><text:span text:style-name="_5f_Caractères"><text:span text:style-name="T27">5 </text:span></text:span><text:span text:style-name="_5f_Caractères"><text:span text:style-name="T21">× 4 = 20</text:span></text:span></text:h>
          </text:list-item>
          <text:list-item>
            <text:h text:style-name="P56" text:outline-level="1"><text:span text:style-name="_5f_Caractères"><text:span text:style-name="T24">20</text:span></text:span><text:span text:style-name="_5f_Caractères"><text:span text:style-name="T25"> </text:span></text:span><text:span text:style-name="_5f_Caractères"><text:span text:style-name="T56">−</text:span></text:span><text:span text:style-name="_5f_Caractères"><text:span text:style-name="T25"> </text:span></text:span><text:span text:style-name="_5f_Caractères"><text:span text:style-name="T24">10 = 10</text:span></text:span></text:h>
          </text:list-item>
        </text:list>
        <text:h text:style-name="P16" text:outline-level="1"><text:span text:style-name="_5f_Caractères"><text:span text:style-name="T14">Pour 2,3 :</text:span></text:span></text:h>
        <text:list text:style-name="L2">
          <text:list-item>
            <text:h text:style-name="P58" text:outline-level="1"><text:span text:style-name="_5f_Caractères"><text:span text:style-name="T27">2,3</text:span></text:span><text:span text:style-name="_5f_Caractères"><text:span text:style-name="T19"> + </text:span></text:span><text:span text:style-name="_5f_Caractères"><text:span text:style-name="T24">5 = 7,3</text:span></text:span></text:h>
          </text:list-item>
          <text:list-item>
            <text:h text:style-name="P59" text:outline-level="1"><text:span text:style-name="_5f_Caractères"><text:span text:style-name="T21">7</text:span></text:span><text:span text:style-name="_5f_Caractères"><text:span text:style-name="T24">,3</text:span></text:span><text:span text:style-name="_5f_Caractères"><text:span text:style-name="T21"> × 4</text:span></text:span><text:span text:style-name="_5f_Caractères"><text:span text:style-name="T25"> </text:span></text:span><text:span text:style-name="_5f_Caractères"><text:span text:style-name="T24">= 29,2</text:span></text:span></text:h>
          </text:list-item>
          <text:list-item>
            <text:h text:style-name="P59" text:outline-level="1"><text:span text:style-name="_5f_Caractères"><text:span text:style-name="T24">29,2</text:span></text:span><text:span text:style-name="_5f_Caractères"><text:span text:style-name="T25"> </text:span></text:span><text:span text:style-name="_5f_Caractères"><text:span text:style-name="T56">−</text:span></text:span><text:span text:style-name="_5f_Caractères"><text:span text:style-name="T25"> </text:span></text:span><text:span text:style-name="_5f_Caractères"><text:span text:style-name="T27">2,3 </text:span></text:span><text:span text:style-name="_5f_Caractères"><text:span text:style-name="T21">× 4 = 20</text:span></text:span></text:h>
          </text:list-item>
          <text:list-item>
            <text:h text:style-name="P59" text:outline-level="1"><text:span text:style-name="_5f_Caractères"><text:span text:style-name="T24">20</text:span></text:span><text:span text:style-name="_5f_Caractères"><text:span text:style-name="T25"> </text:span></text:span><text:span text:style-name="_5f_Caractères"><text:span text:style-name="T56">−</text:span></text:span><text:span text:style-name="_5f_Caractères"><text:span text:style-name="T25"> </text:span></text:span><text:span text:style-name="_5f_Caractères"><text:span text:style-name="T24">10 = 10</text:span></text:span></text:h>
          </text:list-item>
        </text:list>
      </text:section>
      <text:list text:continue-list="list180323229666288" text:style-name="_5f_Numérotation_20_des_20_exercices">
        <text:list-item>
          <text:list>
            <text:list-item>
              <text:p text:style-name="P64"><text:span text:style-name="_5f_Caractères">Que remarques-tu ?</text:span></text:p>
            </text:list-item>
          </text:list>
        </text:list-item>
      </text:list>
      <text:h text:style-name="P15" text:outline-level="1"><text:span text:style-name="_5f_Caractères"><text:span text:style-name="T35">Dans les deux cas on obtient le même résultat.<text:line-break/></text:span></text:span><text:span text:style-name="_5f_Caractères"><text:span text:style-name="T42">On peut</text:span></text:span><text:span text:style-name="_5f_Caractères"><text:span text:style-name="T35"> conjecturer que le nombre final </text:span></text:span><text:span text:style-name="_5f_Caractères"><text:span text:style-name="T42">semble </text:span></text:span><text:span text:style-name="_5f_Caractères"><text:span text:style-name="T35"><text:s/>toujours </text:span></text:span><text:span text:style-name="_5f_Caractères"><text:span text:style-name="T42">être </text:span></text:span><text:span text:style-name="_5f_Caractères"><text:span text:style-name="T35">égal à 10.</text:span></text:span></text:h>
      <text:list text:continue-numbering="true" text:style-name="_5f_Numérotation_20_des_20_exercices">
        <text:list-item>
          <text:list>
            <text:list-item>
              <text:p text:style-name="P64"><text:span text:style-name="_5f_Caractères">Pour chaque étape du programme </text:span><text:span text:style-name="_5f_Caractères"><text:span text:style-name="T15">de calcul</text:span></text:span><text:span text:style-name="_5f_Caractères">, complète le diagramme par des expressions simplifiées.</text:span></text:p>
            </text:list-item>
          </text:list>
        </text:list-item>
      </text:list>
      <text:list text:style-name="L3">
        <text:list-item>
          <text:p text:style-name="P23"><text:span text:style-name="_5f_Caractères"><text:span text:style-name="T28">x</text:span></text:span><text:span text:style-name="_5f_Caractères"><text:span text:style-name="T19"> + </text:span></text:span><text:span text:style-name="_5f_Caractères"><text:span text:style-name="T24">5</text:span></text:span></text:p>
        </text:list-item>
        <text:list-item>
          <text:h text:style-name="P57" text:outline-level="1"><text:span text:style-name="_5f_Caractères"><text:span text:style-name="T29">(</text:span></text:span><text:span text:style-name="_5f_Caractères"><text:span text:style-name="T28">x</text:span></text:span><text:span text:style-name="_5f_Caractères"><text:span text:style-name="T21"> + </text:span></text:span><text:span text:style-name="_5f_Caractères"><text:span text:style-name="T24">5</text:span></text:span><text:span text:style-name="_5f_Caractères"><text:span text:style-name="T26">)</text:span></text:span><text:span text:style-name="_5f_Caractères"><text:span text:style-name="T21"> × 4</text:span></text:span><text:span text:style-name="_5f_Caractères"><text:span text:style-name="T25"> </text:span></text:span><text:span text:style-name="_5f_Caractères"><text:span text:style-name="T24">=</text:span></text:span><text:span text:style-name="_5f_Caractères"><text:span text:style-name="T26"> </text:span></text:span><text:span text:style-name="_5f_Caractères"><text:span text:style-name="T28">x </text:span></text:span><text:span text:style-name="_5f_Caractères"><text:span text:style-name="T21">× 4</text:span></text:span><text:span text:style-name="_5f_Caractères"><text:span text:style-name="T22"> </text:span></text:span><text:span text:style-name="_5f_Caractères"><text:span text:style-name="T21">+ </text:span></text:span><text:span text:style-name="_5f_Caractères"><text:span text:style-name="T24">5</text:span></text:span><text:span text:style-name="_5f_Caractères"><text:span text:style-name="T22"> </text:span></text:span><text:span text:style-name="_5f_Caractères"><text:span text:style-name="T21">× 4</text:span></text:span><text:span text:style-name="_5f_Caractères"><text:span text:style-name="T22"> </text:span></text:span><text:span text:style-name="_5f_Caractères"><text:span text:style-name="T24">=</text:span></text:span><text:span text:style-name="_5f_Caractères"><text:span text:style-name="T26"> </text:span></text:span><text:span text:style-name="_5f_Caractères"><text:span text:style-name="T21">4</text:span></text:span><text:span text:style-name="_5f_Caractères"><text:span text:style-name="T28">x</text:span></text:span><text:span text:style-name="_5f_Caractères"><text:span text:style-name="T30"> </text:span></text:span><text:span text:style-name="_5f_Caractères"><text:span text:style-name="T21">+ </text:span></text:span><text:span text:style-name="_5f_Caractères"><text:span text:style-name="T22">20</text:span></text:span></text:h>
        </text:list-item>
        <text:list-item>
          <text:h text:style-name="P57" text:outline-level="1"><text:span text:style-name="_5f_Caractères"><text:span text:style-name="T21">4</text:span></text:span><text:span text:style-name="_5f_Caractères"><text:span text:style-name="T28">x</text:span></text:span><text:span text:style-name="_5f_Caractères"><text:span text:style-name="T30"> </text:span></text:span><text:span text:style-name="_5f_Caractères"><text:span text:style-name="T21">+ </text:span></text:span><text:span text:style-name="_5f_Caractères"><text:span text:style-name="T22">20</text:span></text:span><text:span text:style-name="_5f_Caractères"><text:span text:style-name="T25"> </text:span></text:span><text:span text:style-name="_5f_Caractères"><text:span text:style-name="T56">−</text:span></text:span><text:span text:style-name="_5f_Caractères"><text:span text:style-name="T25"> </text:span></text:span><text:span text:style-name="_5f_Caractères"><text:span text:style-name="T28">x</text:span></text:span><text:span text:style-name="_5f_Caractères"><text:span text:style-name="T27"> </text:span></text:span><text:span text:style-name="_5f_Caractères"><text:span text:style-name="T21">× 4 = 4</text:span></text:span><text:span text:style-name="_5f_Caractères"><text:span text:style-name="T28">x</text:span></text:span><text:span text:style-name="_5f_Caractères"><text:span text:style-name="T30"> </text:span></text:span><text:span text:style-name="_5f_Caractères"><text:span text:style-name="T21">+ </text:span></text:span><text:span text:style-name="_5f_Caractères"><text:span text:style-name="T22">20</text:span></text:span><text:span text:style-name="_5f_Caractères"><text:span text:style-name="T25"> </text:span></text:span><text:span text:style-name="_5f_Caractères"><text:span text:style-name="T56">−</text:span></text:span><text:span text:style-name="_5f_Caractères"><text:span text:style-name="T25"> </text:span></text:span><text:span text:style-name="_5f_Caractères"><text:span text:style-name="T21">4</text:span></text:span><text:span text:style-name="_5f_Caractères"><text:span text:style-name="T28">x </text:span></text:span><text:span text:style-name="_5f_Caractères"><text:span text:style-name="T21"> = 20</text:span></text:span></text:h>
        </text:list-item>
        <text:list-item>
          <text:h text:style-name="P57" text:outline-level="1"><text:span text:style-name="_5f_Caractères"><text:span text:style-name="T24">20</text:span></text:span><text:span text:style-name="_5f_Caractères"><text:span text:style-name="T25"> </text:span></text:span><text:span text:style-name="_5f_Caractères"><text:span text:style-name="T56">−</text:span></text:span><text:span text:style-name="_5f_Caractères"><text:span text:style-name="T25"> </text:span></text:span><text:span text:style-name="_5f_Caractères"><text:span text:style-name="T24">10 = 10</text:span></text:span></text:h>
        </text:list-item>
      </text:list>
      <text:h text:style-name="P14" text:outline-level="1"><draw:g text:anchor-type="paragraph" draw:z-index="81" draw:name="Forme2" draw:style-name="gr8"><draw:g draw:style-name="gr9"><draw:frame draw:style-name="gr10" draw:text-style-name="P79" svg:width="1.636cm" svg:height="0.819cm" svg:x="0.06cm" svg:y="0.109cm"><draw:text-box><text:p text:style-name="P78"><text:span text:style-name="T63">x</text:span></text:p></draw:text-box></draw:frame><draw:line draw:style-name="gr11" draw:text-style-name="P80" svg:x1="1.693cm" svg:y1="0.515cm" svg:x2="3.738cm" svg:y2="0.515cm"><text:p/></draw:line><draw:ellipse draw:style-name="gr12" draw:text-style-name="P81" svg:width="0.983cm" svg:height="0.817cm" svg:x="2.187cm" svg:y="0.109cm"><text:p/></draw:ellipse><draw:line draw:style-name="gr11" draw:text-style-name="P80" svg:x1="5.376cm" svg:y1="0.515cm" svg:x2="7.262cm" svg:y2="0.926cm"><text:p/></draw:line><draw:line draw:style-name="gr13" draw:text-style-name="P80" svg:x1="1.693cm" svg:y1="2.152cm" svg:x2="3.738cm" svg:y2="2.152cm"><text:p/></draw:line><draw:line draw:style-name="gr11" draw:text-style-name="P80" svg:x1="7.262cm" svg:y1="1.857cm" svg:x2="5.376cm" svg:y2="2.152cm"><text:p/></draw:line><draw:ellipse draw:style-name="gr14" draw:text-style-name="P83" svg:width="0.983cm" svg:height="0.817cm" svg:x="2.187cm" svg:y="1.742cm"><text:p text:style-name="P82"><text:span text:style-name="T64">−</text:span><text:span text:style-name="T65"> </text:span><text:span text:style-name="T64">10</text:span></text:p></draw:ellipse><draw:ellipse draw:style-name="gr14" draw:text-style-name="P84" svg:width="0.981cm" svg:height="0.817cm" svg:x="5.911cm" svg:y="0.349cm"><text:p><text:span text:style-name="T66">× </text:span><text:span text:style-name="T67">4</text:span></text:p></draw:ellipse><draw:ellipse draw:style-name="gr14" draw:text-style-name="P85" svg:width="0.981cm" svg:height="0.817cm" svg:x="5.911cm" svg:y="1.529cm"><text:p text:style-name="P82"><text:span text:style-name="T64">− </text:span><text:span text:style-name="T64">4</text:span><text:span text:style-name="T68">x</text:span></text:p></draw:ellipse><draw:frame draw:style-name="gr15" draw:text-style-name="P86" svg:width="1.638cm" svg:height="1.227cm" svg:x="3.741cm" svg:y="0.109cm"><draw:text-box><text:p text:style-name="P82"><text:span text:style-name="T68">x </text:span><text:span text:style-name="T64">+ 5</text:span></text:p></draw:text-box></draw:frame><draw:frame draw:style-name="gr15" draw:text-style-name="P87" svg:width="2.012cm" svg:height="1.227cm" svg:x="7.262cm" svg:y="0.926cm"><draw:text-box><text:p text:style-name="P82"><text:span text:style-name="T64">4</text:span><text:span text:style-name="T68">x </text:span><text:span text:style-name="T64">+ 20</text:span></text:p></draw:text-box></draw:frame><draw:frame draw:style-name="gr15" draw:text-style-name="P88" svg:width="1.638cm" svg:height="1.227cm" svg:x="3.741cm" svg:y="1.742cm"><draw:text-box><text:p text:style-name="P82"><text:span text:style-name="T64">20</text:span></text:p></draw:text-box></draw:frame><draw:frame draw:style-name="gr15" draw:text-style-name="P88" svg:width="1.636cm" svg:height="1.227cm" svg:x="0.06cm" svg:y="1.742cm"><draw:text-box><text:p text:style-name="P82"><text:span text:style-name="T64">10</text:span></text:p></draw:text-box></draw:frame></draw:g><draw:frame draw:style-name="gr16" draw:text-style-name="P90" svg:width="1.138cm" svg:height="0.699cm" svg:x="2.118cm" svg:y="0.18cm"><draw:text-box><text:p text:style-name="P89"><text:span text:style-name="T69"></text:span><text:span text:style-name="T70"> </text:span><text:span text:style-name="T70">5</text:span></text:p></draw:text-box></draw:frame></draw:g><text:span text:style-name="_5f_Caractères"><text:span text:style-name="T24"/></text:span></text:h>
      <text:h text:style-name="_5f_Paragraphe" text:outline-level="1"><text:span text:style-name="_5f_Caractères">Conclus.</text:span></text:h>
      <text:h text:style-name="P15" text:outline-level="1"><text:span text:style-name="_5f_pointillés_20_gris"><text:span text:style-name="T19">La conjecture est donc vraie : </text:span></text:span><text:span text:style-name="_5f_pointillés_20_gris"><text:span text:style-name="T23">p</text:span></text:span><text:span text:style-name="_5f_pointillés_20_gris"><text:span text:style-name="T19">our tout nombre </text:span></text:span><text:span text:style-name="_5f_pointillés_20_gris"><text:span text:style-name="T31">x</text:span></text:span><text:span text:style-name="_5f_pointillés_20_gris"><text:span text:style-name="T19"> le programme de calcul donnera </text:span></text:span><text:span text:style-name="_5f_pointillés_20_gris"><text:span text:style-name="T22">pour résultat</text:span></text:span><text:span text:style-name="_5f_pointillés_20_gris"><text:span text:style-name="T19"> 10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egular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 New Roman2" svg:font-family="'Times New Roman'" style:font-adornments="Roman" style:font-family-generic="swiss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fr" fo:country="FR" style:font-name-asian="Cambria Math" style:font-family-asian="'Cambria Math'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_5f_Paragraphe_5f_Réponse_5f_Eleve_5f_1_5f_Col" style:display-name="_Paragraphe_Réponse_Eleve_1_Col" style:family="paragraph" style:parent-style-name="_5f_Paragraphe_5f_Réponse_5f_Pointillés_5f_Grisés_5f_tabulé_5f_1_5f_Col" style:master-page-name="">
      <style:paragraph-properties fo:line-height="0.7cm" style:page-number="auto"/>
      <style:text-properties style:use-window-font-color="true" loext:opacity="0%"/>
    </style:style>
    <style:style style:name="_5f_Paragraphe_5f_Réponse_5f_Pointillés_5f_Grisés_5f_1_5f_Col" style:display-name="_Paragraphe_Réponse_Pointillés_Grisés_1_Col" style:family="paragraph" style:parent-style-name="_5f_Paragraphe_5f_Réponse_5f_Pointillés_5f_Grisés_5f_2_5f_Col">
      <style:paragraph-properties fo:line-height="0.7cm">
        <style:tab-stops>
          <style:tab-stop style:position="18.219cm" style:leader-style="dotted" style:leader-text="."/>
        </style:tab-stops>
      </style:paragraph-properties>
    </style:style>
    <style:style style:name="_5f_Paragraphe_5f_Réponse_5f_Elève_5f_2_5f_Col" style:display-name="_Paragraphe_Réponse_Elève_2_Col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</style:tab-stops>
      </style:paragraph-properties>
      <style:text-properties style:use-window-font-color="true" loext:opacity="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_5f_2_5f_Col" style:display-name="_Paragraphe_Réponse_Pointillés_Grisés_2_Col" style:family="paragraph" style:parent-style-name="_5f_Paragraphe_5f_Réponse_5f_Elève_5f_2_5f_Col" style:list-style-name="">
      <style:paragraph-properties fo:line-height="0.7cm">
        <style:tab-stops>
          <style:tab-stop style:position="8.999cm" style:leader-style="dotted" style:leader-text="."/>
        </style:tab-stops>
      </style:paragraph-properties>
      <style:text-properties fo:color="#b3b3b3" loext:opacity="100%"/>
    </style:style>
    <style:style style:name="_5f_Paragraphe_5f_Réponses_5f_Pointillés_5f_Grisés_5f_Numéroté" style:display-name="_Paragraphe_Réponses_Pointillés_Grisés_Numéroté" style:family="paragraph" style:parent-style-name="_5f_Paragraphe_5f_Réponse_5f_Pointillés_5f_Grisés" style:list-style-name="_5f_Numérotation_20_des_20_exercices"/>
    <style:style style:name="_5f_Paragraphe_5f_Réponse_5f_Elève_5f_Fractions_5f_grisées_5f_numéroté" style:display-name="_Paragraphe_Réponse_Elève_Fractions_grisées_numéroté" style:family="paragraph" style:parent-style-name="_5f_Paragraphe_5f_Réponse_5f_Elève_5f_Fractions_5f_grisées" style:list-style-name="_5f_Numérotation_20_des_20_exercices"/>
    <style:style style:name="_5f_Paragraphe_5f_Réponse_5f_Elève_5f_Fractions_5f_grisées" style:display-name="_Paragraphe_Réponse_Elève_Fractions_grisées" style:family="paragraph" style:parent-style-name="_5f_Paragraphe_5f_Réponse_5f_Elève" style:list-style-name="">
      <style:paragraph-properties fo:margin-top="0.101cm" fo:margin-bottom="0.101cm" style:contextual-spacing="false" fo:line-height="150%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Fraction" style:display-name="_Paragraphe_Fraction" style:family="paragraph" style:parent-style-name="_5f_STYLES_5f_PARAGRAPHES_5f_SESAMATH">
      <style:paragraph-properties style:line-height-at-least="0.7cm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e8c32a" loext:opacity="100%" style:font-name="Bitstream Vera Sans5" fo:font-family="'Bitstream Vera Sans'" style:font-style-name="Oblique" style:font-family-generic="swiss" style:font-pitch="variable" fo:font-size="10pt" fo:font-style="normal" fo:font-weight="bold"/>
    </style:style>
    <style:style style:name="_5f_Paragraphe_5f_Réponse_5f_Elève_5f_Fractions_5f_tabulé_5f_numéroté" style:display-name="_Paragraphe_Réponse_Elève_Fractions_tabulé_numéroté" style:family="paragraph" style:parent-style-name="_5f_Paragraphe_5f_Réponse_5f_Elève_5f_Fractions_5f_tabulé" style:list-style-name="_5f_Numérotation_20_des_20_exercices"/>
    <style:style style:name="_5f_Paragraphe_5f_Réponse_5f_Elève_5f_Fractions_5f_tabulé" style:display-name="_Paragraphe_Réponse_Elève_Fractions_tabulé" style:family="paragraph" style:parent-style-name="_5f_Paragraphe_5f_Réponse_5f_Elève" style:list-style-name="">
      <style:paragraph-properties fo:margin-top="0cm" fo:margin-bottom="0cm" style:contextual-spacing="false" style:line-height-at-least="0.7cm"/>
    </style:style>
    <style:style style:name="_5f_Paragraphe_5f_Réponse_5f_Pointillés_5f_Grisés_5f_tabulé_5f_1_5f_Col" style:display-name="_Paragraphe_Réponse_Pointillés_Grisés_tabulé_1_Col" style:family="paragraph" style:parent-style-name="_5f_Paragraphe_5f_Réponse_5f_Pointillés_5f_Grisés_5f_tabulé_5f_2_5f_Col">
      <style:paragraph-properties fo:line-height="0.7cm">
        <style:tab-stops>
          <style:tab-stop style:position="18.219cm" style:leader-style="dotted" style:leader-text="."/>
        </style:tab-stops>
      </style:paragraph-properties>
    </style:style>
    <style:style style:name="_5f_Paragraphe_5f_Réponse_5f_Pointillés_5f_Grisés_5f_tabulé_5f_2_5f_Col" style:display-name="_Paragraphe_Réponse_Pointillés_Grisés_tabulé_2_Col" style:family="paragraph" style:parent-style-name="_5f_Paragraphe_5f_Réponse_5f_Elève_5f_2_5f_Col" style:list-style-name="">
      <style:paragraph-properties fo:line-height="0.7cm">
        <style:tab-stops>
          <style:tab-stop style:position="4.5cm" style:leader-style="dotted" style:leader-text="."/>
          <style:tab-stop style:position="8.999cm" style:leader-style="dotted" style:leader-text="."/>
        </style:tab-stops>
      </style:paragraph-properties>
      <style:text-properties fo:color="#b3b3b3" loext:opacity="100%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1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Default_20_Paragraph_20_Font" style:display-name="Default Paragraph Font" style:family="text"/>
    <style:style style:name="Enonce_5f_Niv1" style:display-name="Enonce_Niv1" style:family="text">
      <style:text-properties fo:color="#ffffff" loext:opacity="100%" style:font-name="Bitstream Vera Sans5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0.5pt" style:font-style-asian="italic" style:font-style-complex="italic" loext:shadow="none"/>
    </style:style>
    <style:style style:name="Police_20_défaut" style:display-name="Police défaut" style:family="text" style:parent-style-name="Police_20_par_20_défaut">
      <style:text-properties style:font-size-asian="10.5pt"/>
    </style:style>
    <style:style style:name="Police_20_par_20_défaut" style:display-name="Police par défaut" style:family="text">
      <style:text-properties style:font-name="Bitstream Vera Sans6" fo:font-family="'Bitstream Vera Sans'" style:font-style-name="Roman" style:font-family-generic="swiss" style:font-pitch="variable" fo:font-size="11pt" style:font-size-asian="10.5pt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Character_5f_20_5f_style" loext:num-list-format="%2%." style:num-suffix="." style:num-format="a" text:start-value="2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WWNum3">
      <text:list-level-style-number text:level="1" text:style-name="Character_5f_20_5f_style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Character_5f_20_5f_style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Character_5f_20_5f_style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Character_5f_20_5f_style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Character_5f_20_5f_style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Character_5f_20_5f_style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Character_5f_20_5f_style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Character_5f_20_5f_style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Character_5f_20_5f_style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bullet text:level="1" text:style-name="Character_5f_20_5f_styl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Character_5f_20_5f_styl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Character_5f_20_5f_styl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Character_5f_20_5f_styl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Character_5f_20_5f_styl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Character_5f_20_5f_styl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Character_5f_20_5f_style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Character_5f_20_5f_style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Character_5f_20_5f_style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cedc58" officeooo:paragraph-rsid="00cedc58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7" style:family="paragraph" style:parent-style-name="_5f_Footer_20_page_20_paire_20__28_G_29_">
      <style:paragraph-properties fo:text-align="end" style:justify-single-word="false"/>
      <style:text-properties officeooo:rsid="00cedc58" officeooo:paragraph-rsid="00cedc58"/>
    </style:style>
    <style:style style:name="MP8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9" style:family="paragraph" style:parent-style-name="_5f_Header_20_G_20_page_20_paire_20__28_G_29_">
      <style:text-properties officeooo:rsid="00fbc68f" officeooo:paragraph-rsid="00fbc68f"/>
    </style:style>
    <style:style style:name="MP10" style:family="paragraph">
      <loext:graphic-properties draw:fill="solid" draw:fill-color="#1ca2b8"/>
    </style:style>
    <style:style style:name="MP11" style:family="paragraph" style:parent-style-name="_5f_Header_20_G_20_page_20_paire_20__28_G_29_">
      <style:text-properties officeooo:rsid="00ff3616" officeooo:paragraph-rsid="00ff3616"/>
    </style:style>
    <style:style style:name="MP12" style:family="paragraph" style:parent-style-name="_5f_Footer_20_page_20_impaire_20__28_D_29_">
      <style:text-properties officeooo:paragraph-rsid="01316a8b"/>
    </style:style>
    <style:style style:name="MP1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15" style:family="paragraph" style:parent-style-name="_5f_Footer_20_page_20_paire_20__28_G_29_">
      <style:text-properties officeooo:paragraph-rsid="01316a8b"/>
    </style:style>
    <style:style style:name="MP16" style:family="paragraph" style:parent-style-name="_5f_Header_20_G_20_page_20_impaire_20__28_D_29_">
      <style:text-properties officeooo:rsid="00fc60e2" officeooo:paragraph-rsid="00fc60e2"/>
    </style:style>
    <style:style style:name="MP17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8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9" style:family="paragraph" style:parent-style-name="_5f_Footer_20_page_20_paire_20__28_G_29_">
      <style:text-properties officeooo:paragraph-rsid="01336347"/>
    </style:style>
    <style:style style:name="MP20" style:family="paragraph" style:parent-style-name="_5f_Header_20_N_20_page_20_paire_20__28_G_29_">
      <style:text-properties officeooo:rsid="00f84d06" officeooo:paragraph-rsid="00f84d06"/>
    </style:style>
    <style:style style:name="MP21" style:family="paragraph" style:parent-style-name="_5f_Header_20_N_20_page_20_impaire_20__28_D_29_">
      <style:text-properties officeooo:rsid="010462d7" officeooo:paragraph-rsid="010462d7"/>
    </style:style>
    <style:style style:name="MP22" style:family="paragraph" style:parent-style-name="_5f_Header_20_D_20_page_20_impaire_20__28_D_29_">
      <style:text-properties officeooo:rsid="00fe4814" officeooo:paragraph-rsid="00fe4814"/>
    </style:style>
    <style:style style:name="MP23" style:family="paragraph">
      <loext:graphic-properties draw:fill="solid" draw:fill-color="#9d0f89"/>
    </style:style>
    <style:style style:name="MP24" style:family="paragraph" style:parent-style-name="_5f_Header_20_D_20_page_20_paire_20__28_G_29_">
      <style:text-properties officeooo:paragraph-rsid="00fe4814"/>
    </style:style>
    <style:style style:name="MP2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6" style:family="paragraph" style:parent-style-name="_5f_Footer_20_page_20_paire_20__28_G_29_">
      <style:text-properties officeooo:paragraph-rsid="0135ac9e"/>
    </style:style>
    <style:style style:name="MP27" style:family="paragraph" style:parent-style-name="_5f_Header_20_D_20_page_20_impaire_20__28_D_29_">
      <style:text-properties officeooo:rsid="0101821f" officeooo:paragraph-rsid="0101821f"/>
    </style:style>
    <style:style style:name="MP28" style:family="paragraph" style:parent-style-name="_5f_Header_20_D_20_page_20_paire_20__28_G_29_">
      <style:text-properties officeooo:rsid="0101821f" officeooo:paragraph-rsid="0101821f"/>
    </style:style>
    <style:style style:name="MP29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Footer_20_page_20_paire_20__28_G_29_">
      <style:text-properties officeooo:paragraph-rsid="01397109"/>
    </style:style>
    <style:style style:name="MP32" style:family="paragraph" style:parent-style-name="_5f_Header_20_M_20_page_20_impaire_20__28_D_29_">
      <style:text-properties officeooo:rsid="0101a5c8" officeooo:paragraph-rsid="0101a5c8"/>
    </style:style>
    <style:style style:name="MP33" style:family="paragraph">
      <loext:graphic-properties draw:fill="solid" draw:fill-color="#7fb241"/>
    </style:style>
    <style:style style:name="MP34" style:family="paragraph" style:parent-style-name="_5f_Header_20_M_20_page_20_paire_20__28_G_29_">
      <style:text-properties officeooo:rsid="0101a5c8" officeooo:paragraph-rsid="0101a5c8"/>
    </style:style>
    <style:style style:name="MP35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7" style:family="paragraph" style:parent-style-name="_5f_Footer_20_page_20_paire_20__28_G_29_">
      <style:text-properties officeooo:paragraph-rsid="013b50d8"/>
    </style:style>
    <style:style style:name="MP38" style:family="paragraph" style:parent-style-name="_5f_Header_20_M_20_page_20_impaire_20__28_D_29_">
      <style:text-properties officeooo:rsid="01035d0f" officeooo:paragraph-rsid="01035d0f"/>
    </style:style>
    <style:style style:name="MP39" style:family="paragraph" style:parent-style-name="_5f_Header_20_P_20_page_20_paire_20__28_G_29_">
      <style:text-properties officeooo:rsid="0107aa33" officeooo:paragraph-rsid="0107aa33"/>
    </style:style>
    <style:style style:name="MP40" style:family="paragraph">
      <loext:graphic-properties draw:fill="solid" draw:fill-color="#d62e4e"/>
    </style:style>
    <style:style style:name="MP41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3" style:family="paragraph" style:parent-style-name="_5f_Footer_20_page_20_paire_20__28_G_29_">
      <style:text-properties officeooo:paragraph-rsid="013c280e"/>
    </style:style>
    <style:style style:name="MP44" style:family="paragraph" style:parent-style-name="_5f_Header_20_P_20_page_20_paire_20__28_G_29_">
      <style:text-properties officeooo:rsid="0106b7af" officeooo:paragraph-rsid="0106b7af"/>
    </style:style>
    <style:style style:name="MP45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7" style:family="paragraph">
      <loext:graphic-properties draw:fill="solid" draw:fill-color="#f99e06"/>
    </style:style>
    <style:style style:name="MP48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9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0" style:family="paragraph" style:parent-style-name="_5f_Footer_20_page_20_paire_20__28_G_29_">
      <style:text-properties officeooo:paragraph-rsid="0142af40"/>
    </style:style>
    <style:style style:name="MP5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37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2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line text:anchor-type="paragraph" draw:z-index="38" draw:name="Ligne_Entete_Impair_Numerique_2col" draw:style-name="Mgr4" draw:text-style-name="MP4" svg:x1="16.023cm" svg:y1="0.36cm" svg:x2="20.496cm" svg:y2="0.36cm"><text:p/></draw:line><draw:line text:anchor-type="paragraph" draw:z-index="39" draw:name="Ligne_Verticale_Impair_Numerique_2col" draw:style-name="Mgr4" draw:text-style-name="MP4" svg:x1="9.477cm" svg:y1="2.007cm" svg:x2="9.477cm" svg:y2="27.044cm"><text:p/></draw:line><draw:frame text:anchor-type="paragraph" draw:z-index="40" draw:name="Num_Serie_Impair_Numerique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6</text:span></text:p></draw:text-box></draw:frame>développer</text:p>
      </style:header>
      <style:header-left>
        <text:p text:style-name="MP6"><draw:g text:anchor-type="paragraph" draw:z-index="2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path text:anchor-type="paragraph" draw:z-index="42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43" draw:name="Num_Serie_Pair_Numerique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4" draw:name="Ligne_Entete_Pair_Numerique_2col" draw:style-name="Mgr4" draw:text-style-name="MP4" svg:x1="16.023cm" svg:y1="0.36cm" svg:x2="20.496cm" svg:y2="0.36cm"><text:p/></draw:line><draw:line text:anchor-type="paragraph" draw:z-index="45" draw:name="Ligne_Verticale_Pair_Numerique_2col" draw:style-name="Mgr4" draw:text-style-name="MP4" svg:x1="9.477cm" svg:y1="2.007cm" svg:x2="9.477cm" svg:y2="27.044cm"><text:p/></draw:line>À compléter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41"><draw:text-box fo:min-height="0.499cm" fo:min-width="5.126cm"><text:h text:style-name="MP7" text:outline-level="1">Priorités opératoire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9"><draw:path text:anchor-type="paragraph" draw:z-index="31" draw:name="Fond_Num_Serie_Impair_Geometrie_1col" draw:style-name="Mgr6" draw:text-style-name="MP10" svg:width="4.329cm" svg:height="2.24cm" svg:x="-1.499cm" svg:y="-1cm" svg:viewBox="0 0 4330 2241" svg:d="M0 2241l3984-288c209-15 363-168 345-342l-170-1611h-4159z"><text:p/></draw:path><draw:frame text:anchor-type="paragraph" draw:z-index="32" draw:name="Num_Serie_Impair_Geometrique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3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1"><draw:path text:anchor-type="paragraph" draw:z-index="34" draw:name="Fond_Num_Serie_Pair_Geometrie_1col" draw:style-name="Mgr6" draw:text-style-name="MP10" svg:width="4.329cm" svg:height="2.24cm" svg:x="-1.499cm" svg:y="-1cm" svg:viewBox="0 0 4330 2241" svg:d="M0 2241l3984-288c209-15 363-168 345-342l-170-1611h-4159z"><text:p/></draw:path><draw:frame text:anchor-type="paragraph" draw:z-index="35" draw:name="Num_Serie_Pair_Geometrique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6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2" text:outline-level="1"><draw:g text:anchor-type="paragraph" draw:z-index="18" draw:name="Fond_Num_Page_Impair_Geometrie_1col" draw:style-name="Mgr2"><draw:path draw:style-name="Mgr8" draw:text-style-name="MP13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14" text:outline-level="1">À compléter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5" text:outline-level="1"><draw:g text:anchor-type="paragraph" draw:z-index="19" draw:name="Fond_Num_Page_Pair_Geometrie_1col" draw:style-name="Mgr2"><draw:path draw:style-name="Mgr8" draw:text-style-name="MP13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6"><draw:path text:anchor-type="paragraph" draw:z-index="25" draw:name="Fond_Num_Serie_Impair_Geometrie_2col" draw:style-name="Mgr6" draw:text-style-name="MP10" svg:width="4.329cm" svg:height="2.24cm" svg:x="-1.499cm" svg:y="-1cm" svg:viewBox="0 0 4330 2241" svg:d="M0 2241l3984-288c209-15 363-168 345-342l-170-1611h-4159z"><text:p/></draw:path><draw:frame text:anchor-type="paragraph" draw:z-index="26" draw:name="Num_Serie_Impair_Geometrique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7"><draw:path text:anchor-type="paragraph" draw:z-index="28" draw:name="Fond_Num_Serie_Pair_Geometrie_2col" draw:style-name="Mgr6" draw:text-style-name="MP10" svg:width="4.329cm" svg:height="2.24cm" svg:x="-1.499cm" svg:y="-1cm" svg:viewBox="0 0 4330 2241" svg:d="M0 2241l3984-288c209-15 363-168 345-342l-170-1611h-4159z"><text:p/></draw:path><draw:frame text:anchor-type="paragraph" draw:z-index="29" draw:name="Num_Serie_Pair_Geometrique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8" text:outline-level="1"><draw:g text:anchor-type="paragraph" draw:z-index="16" draw:name="Fond_Num_Page_Impair_Geometrie_2col" draw:style-name="Mgr2"><draw:path draw:style-name="Mgr8" draw:text-style-name="MP13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9" text:outline-level="1"><draw:g text:anchor-type="paragraph" draw:z-index="17" draw:name="Fond_Num_Page_Pair_Geometrie_2col" draw:style-name="Mgr2"><draw:path draw:style-name="Mgr8" draw:text-style-name="MP13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20"><draw:path text:anchor-type="paragraph" draw:z-index="101" draw:name="Fond_Num_Serie_Im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102" draw:name="Num_Serie_Impair_Numerique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3" draw:name="Ligne_Entete_Impair_Numerique_1col" draw:style-name="Mgr4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21"><draw:path text:anchor-type="paragraph" draw:z-index="22" draw:name="Fond_Num_Serie_Pair_Numerique_1col" draw:style-name="Mgr1" draw:text-style-name="MP2" svg:width="4.329cm" svg:height="2.24cm" svg:x="-1.499cm" svg:y="-1cm" svg:viewBox="0 0 4330 2241" svg:d="M0 2241l3984-288c209-15 363-168 345-342l-170-1611h-4159z"><text:p/></draw:path><draw:frame text:anchor-type="paragraph" draw:z-index="23" draw:name="Num_Serie_Pair_Numerique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4" draw:name="Ligne_Entete_Pair_Numerique_1col" draw:style-name="Mgr4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2" text:outline-level="1"><draw:g text:anchor-type="paragraph" draw:z-index="14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14" text:outline-level="1">À compléter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5" text:outline-level="1"><draw:g text:anchor-type="paragraph" draw:z-index="15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2"><draw:path text:anchor-type="paragraph" draw:z-index="95" draw:name="Fond_Num_Serie_Impair_Donnees_1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96" draw:name="Num_Serie_Impair_Donne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7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24"><draw:path text:anchor-type="paragraph" draw:z-index="98" draw:name="Fond_Num_Serie_Pair_Donnees_1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99" draw:name="Num_Serie_Pair_Donne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00" draw:name="Ligne_Entete_Pair_Donnees_1col" draw:style-name="Mgr10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5" text:outline-level="1"><draw:frame draw:style-name="Mfr1" draw:name="Cadre_Pied_Impair_Donnees_1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6" text:outline-level="1"><draw:frame draw:style-name="Mfr1" draw:name="Cadre_Pied_Pair_Donnees_1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7"><draw:path text:anchor-type="paragraph" draw:z-index="89" draw:name="Fond_Num_Serie_Impair_Donnees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90" draw:name="Num_Serie_Impair_Donne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1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28"><draw:path text:anchor-type="paragraph" draw:z-index="92" draw:name="Fond_Num_Serie_Pair_Donnees_2col" draw:style-name="Mgr9" draw:text-style-name="MP23" svg:width="4.329cm" svg:height="2.24cm" svg:x="-1.499cm" svg:y="-1cm" svg:viewBox="0 0 4330 2241" svg:d="M0 2241l3984-288c209-15 363-168 345-342l-170-1611h-4159z"><text:p/></draw:path><draw:frame text:anchor-type="paragraph" draw:z-index="93" draw:name="Num_Serie_Pair_Donne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94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29" text:outline-level="1"><draw:g text:anchor-type="paragraph" draw:z-index="12" draw:name="Fond_Num_Page_Impair_Donnees_2col" draw:style-name="Mgr2"><draw:path draw:style-name="Mgr11" draw:text-style-name="MP30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1" text:outline-level="1"><draw:g text:anchor-type="paragraph" draw:z-index="13" draw:name="Fond_Num_Page_Pair_Donnees_2col" draw:style-name="Mgr2"><draw:path draw:style-name="Mgr11" draw:text-style-name="MP30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2"><draw:path text:anchor-type="paragraph" draw:z-index="83" draw:name="Fond_Num_Serie_Impair_Mesures_1col" draw:style-name="Mgr12" draw:text-style-name="MP33" svg:width="4.329cm" svg:height="2.24cm" svg:x="-1.499cm" svg:y="-1cm" svg:viewBox="0 0 4330 2241" svg:d="M0 2241l3984-288c209-15 363-168 345-342l-170-1611h-4159z"><text:p/></draw:path><draw:frame text:anchor-type="paragraph" draw:z-index="84" draw:name="Num_Serie_Impair_Mesur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5" draw:name="Ligne_Entete_Impair_Mesures_1col" draw:style-name="Mgr13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4"><draw:path text:anchor-type="paragraph" draw:z-index="86" draw:name="Fond_Num_Serie_Pair_Mesures_1col" draw:style-name="Mgr12" draw:text-style-name="MP33" svg:width="4.329cm" svg:height="2.24cm" svg:x="-1.499cm" svg:y="-1cm" svg:viewBox="0 0 4330 2241" svg:d="M0 2241l3984-288c209-15 363-168 345-342l-170-1611h-4159z"><text:p/></draw:path><draw:frame text:anchor-type="paragraph" draw:z-index="87" draw:name="Num_Serie_Pair_Mesur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8" draw:name="Ligne_Entete_Pair_Mesures_1col" draw:style-name="Mgr13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5" text:outline-level="1"><draw:g text:anchor-type="paragraph" draw:z-index="10" draw:name="Fond_Num_Page_Impair_Mesures_1col" draw:style-name="Mgr2"><draw:path draw:style-name="Mgr14" draw:text-style-name="MP36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7" text:outline-level="1"><draw:g text:anchor-type="paragraph" draw:z-index="11" draw:name="Fond_Num_Page_Pair_Mesures_1col" draw:style-name="Mgr2"><draw:path draw:style-name="Mgr14" draw:text-style-name="MP36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8"><draw:path text:anchor-type="paragraph" draw:z-index="70" draw:name="Fond_Num_Serie_Impair_Mesures_2col" draw:style-name="Mgr12" draw:text-style-name="MP33" svg:width="4.329cm" svg:height="2.24cm" svg:x="-1.499cm" svg:y="-1cm" svg:viewBox="0 0 4330 2241" svg:d="M0 2241l3984-288c209-15 363-168 345-342l-170-1611h-4159z"><text:p/></draw:path><draw:frame text:anchor-type="paragraph" draw:z-index="71" draw:name="Num_Serie_Impair_Mesur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2" draw:name="Ligne_Entete_Impair_Mesures_2col" draw:style-name="Mgr13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8"><draw:path text:anchor-type="paragraph" draw:z-index="73" draw:name="Fond_Num_Serie_Pair_Mesures_2col" draw:style-name="Mgr12" draw:text-style-name="MP33" svg:width="4.329cm" svg:height="2.24cm" svg:x="-1.499cm" svg:y="-1cm" svg:viewBox="0 0 4330 2241" svg:d="M0 2241l3984-288c209-15 363-168 345-342l-170-1611h-4159z"><text:p/></draw:path><draw:frame text:anchor-type="paragraph" draw:z-index="74" draw:name="Num_Serie_Pair_Mesur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Mesures_2col" draw:style-name="Mgr13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5" text:outline-level="1"><draw:g text:anchor-type="paragraph" draw:z-index="8" draw:name="Fond_Num_Page_Impair_Mesures_2col" draw:style-name="Mgr2"><draw:path draw:style-name="Mgr14" draw:text-style-name="MP36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7" text:outline-level="1"><draw:g text:anchor-type="paragraph" draw:z-index="9" draw:name="Fond_Num_Page_Pair_Mesures_2col" draw:style-name="Mgr2"><draw:path draw:style-name="Mgr14" draw:text-style-name="MP36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9"><draw:path text:anchor-type="paragraph" draw:z-index="64" draw:name="Fond_Num_Serie_Impair_Problemes_2col" draw:style-name="Mgr15" draw:text-style-name="MP40" svg:width="4.329cm" svg:height="2.24cm" svg:x="-1.499cm" svg:y="-1cm" svg:viewBox="0 0 4330 2241" svg:d="M0 2241l3984-288c209-15 363-168 345-342l-170-1611h-4159z"><text:p/></draw:path><draw:frame text:anchor-type="paragraph" draw:z-index="65" draw:name="Num_Serie_Impair_Problem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6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39"><draw:path text:anchor-type="paragraph" draw:z-index="67" draw:name="Fond_Num_Serie_Pair_Problemes_2col" draw:style-name="Mgr15" draw:text-style-name="MP40" svg:width="4.329cm" svg:height="2.24cm" svg:x="-1.499cm" svg:y="-1cm" svg:viewBox="0 0 4330 2241" svg:d="M0 2241l3984-288c209-15 363-168 345-342l-170-1611h-4159z"><text:p/></draw:path><draw:frame text:anchor-type="paragraph" draw:z-index="68" draw:name="Num_Serie_Pair_Problemes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9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41" text:outline-level="1"><draw:g text:anchor-type="paragraph" draw:z-index="6" draw:name="Fond_Num_Page_Impair_Problemes_2col" draw:style-name="Mgr2"><draw:path draw:style-name="Mgr17" draw:text-style-name="MP42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g text:anchor-type="paragraph" draw:z-index="7" draw:name="Fond_Num_Page_Pair_Problemes_2col" draw:style-name="Mgr2"><draw:path draw:style-name="Mgr17" draw:text-style-name="MP42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58" draw:name="Fond_Num_Serie_Impair_Problemes_1col" draw:style-name="Mgr15" draw:text-style-name="MP40" svg:width="4.329cm" svg:height="2.24cm" svg:x="-1.499cm" svg:y="-1cm" svg:viewBox="0 0 4330 2241" svg:d="M0 2241l3984-288c209-15 363-168 345-342l-170-1611h-4159z"><text:p/></draw:path><draw:frame text:anchor-type="paragraph" draw:z-index="59" draw:name="Num_Serie_Impair_Problem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44"><draw:path text:anchor-type="paragraph" draw:z-index="61" draw:name="Fond_Num_Serie_Pair_Problemes_1col" draw:style-name="Mgr15" draw:text-style-name="MP40" svg:width="4.329cm" svg:height="2.24cm" svg:x="-1.499cm" svg:y="-1cm" svg:viewBox="0 0 4330 2241" svg:d="M0 2241l3984-288c209-15 363-168 345-342l-170-1611h-4159z"><text:p/></draw:path><draw:frame text:anchor-type="paragraph" draw:z-index="62" draw:name="Num_Serie_Pair_Problemes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3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45" text:outline-level="1"><draw:g text:anchor-type="paragraph" draw:z-index="4" draw:name="Fond_Num_Page_Impair_Problemes_1col" draw:style-name="Mgr2"><draw:path draw:style-name="Mgr17" draw:text-style-name="MP42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g text:anchor-type="paragraph" draw:z-index="5" draw:name="Fond_Num_Page_Pair_Problemes_1col" draw:style-name="Mgr2"><draw:path draw:style-name="Mgr17" draw:text-style-name="MP42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6"><draw:line text:anchor-type="paragraph" draw:z-index="46" draw:name="Ligne_Entete_Impair_Programmation_2col" draw:style-name="Mgr18" draw:text-style-name="MP4" svg:x1="16.023cm" svg:y1="0.36cm" svg:x2="20.496cm" svg:y2="0.36cm"><text:p/></draw:line><draw:path text:anchor-type="paragraph" draw:z-index="47" draw:name="Fond_Num_Serie_Impair_Programmation_2col" draw:style-name="Mgr19" draw:text-style-name="MP47" svg:width="4.329cm" svg:height="2.24cm" svg:x="-1.499cm" svg:y="-1cm" svg:viewBox="0 0 4330 2241" svg:d="M0 2241l3984-288c209-15 363-168 345-342l-170-1611h-4159z"><text:p/></draw:path><draw:frame text:anchor-type="paragraph" draw:z-index="48" draw:name="Num_Serie_Impair_Programmation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6"><draw:line text:anchor-type="paragraph" draw:z-index="49" draw:name="Ligne_Entete_Pair_Programmation_2col" draw:style-name="Mgr18" draw:text-style-name="MP4" svg:x1="16.023cm" svg:y1="0.36cm" svg:x2="20.496cm" svg:y2="0.36cm"><text:p/></draw:line><draw:path text:anchor-type="paragraph" draw:z-index="50" draw:name="Fond_Num_Serie_Pair_Programmation_2col" draw:style-name="Mgr19" draw:text-style-name="MP47" svg:width="4.329cm" svg:height="2.24cm" svg:x="-1.499cm" svg:y="-1cm" svg:viewBox="0 0 4330 2241" svg:d="M0 2241l3984-288c209-15 363-168 345-342l-170-1611h-4159z"><text:p/></draw:path><draw:frame text:anchor-type="paragraph" draw:z-index="51" draw:name="Num_Serie_Pair_Programmation_2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8" text:outline-level="1"><draw:g text:anchor-type="paragraph" draw:z-index="0" draw:name="Fond_Num_Page_Impair_Programmation_2col" draw:style-name="Mgr2"><draw:path draw:style-name="Mgr20" draw:text-style-name="MP49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50" text:outline-level="1"><draw:g text:anchor-type="paragraph" draw:z-index="1" draw:name="Fond_Num_Page_Pair_Programmation_2col" draw:style-name="Mgr2"><draw:path draw:style-name="Mgr20" draw:text-style-name="MP49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51"><draw:line text:anchor-type="paragraph" draw:z-index="52" draw:name="Ligne_Entete_Impair_Programmation_1col" draw:style-name="Mgr18" draw:text-style-name="MP4" svg:x1="16.023cm" svg:y1="0.36cm" svg:x2="20.496cm" svg:y2="0.36cm"><text:p/></draw:line><draw:path text:anchor-type="paragraph" draw:z-index="53" draw:name="Fond_Num_Serie_Impair_Programmation_1col" draw:style-name="Mgr19" draw:text-style-name="MP47" svg:width="4.329cm" svg:height="2.24cm" svg:x="-1.499cm" svg:y="-1cm" svg:viewBox="0 0 4330 2241" svg:d="M0 2241l3984-288c209-15 363-168 345-342l-170-1611h-4159z"><text:p/></draw:path><draw:frame text:anchor-type="paragraph" draw:z-index="54" draw:name="Num_Serie_Impair_Programmatiob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51"><draw:line text:anchor-type="paragraph" draw:z-index="55" draw:name="Ligne_Entete_Pair_Programmation_1col" draw:style-name="Mgr18" draw:text-style-name="MP4" svg:x1="16.023cm" svg:y1="0.36cm" svg:x2="20.496cm" svg:y2="0.36cm"><text:p/></draw:line><draw:path text:anchor-type="paragraph" draw:z-index="56" draw:name="Fond_Num_Serie_Pair_Programmation_1col" draw:style-name="Mgr19" draw:text-style-name="MP47" svg:width="4.329cm" svg:height="2.24cm" svg:x="-1.499cm" svg:y="-1cm" svg:viewBox="0 0 4330 2241" svg:d="M0 2241l3984-288c209-15 363-168 345-342l-170-1611h-4159z"><text:p/></draw:path><draw:frame text:anchor-type="paragraph" draw:z-index="57" draw:name="Num_Serie_Pair_Programmation_1col" draw:style-name="Mgr5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8" text:outline-level="1"><draw:g text:anchor-type="paragraph" draw:z-index="2" draw:name="Fond_Num_Page_Impair_Programmation_1col" draw:style-name="Mgr2"><draw:path draw:style-name="Mgr20" draw:text-style-name="MP49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14" text:outline-level="1">À compléter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50" text:outline-level="1"><draw:g text:anchor-type="paragraph" draw:z-index="3" draw:name="Fond_Num_Page_Pair_Programmation_1col" draw:style-name="Mgr2"><draw:path draw:style-name="Mgr20" draw:text-style-name="MP49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8" text:outline-level="1">À compléter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5T18:44:56.038000000</meta:creation-date>
    <meta:editing-duration>PT6H9M59S</meta:editing-duration>
    <meta:editing-cycles>19</meta:editing-cycles>
    <meta:generator>LibreOffice/24.2.5.2$Windows_X86_64 LibreOffice_project/bffef4ea93e59bebbeaf7f431bb02b1a39ee8a59</meta:generator>
    <meta:initial-creator>M. KHARROUBI</meta:initial-creator>
    <dc:date>2024-07-13T18:03:21.278000000</dc:date>
    <meta:print-date>2024-07-09T15:57:58.240000000</meta:print-date>
    <meta:printed-by>Fichiers PDF</meta:printed-by>
    <meta:document-statistic meta:table-count="2" meta:image-count="0" meta:object-count="0" meta:page-count="1" meta:paragraph-count="182" meta:word-count="829" meta:character-count="2919" meta:non-whitespace-character-count="2237"/>
    <meta:template xlink:type="simple" xlink:actuate="onRequest" xlink:title="Modele_Cahier" xlink:href="../../../../../../../../.config/libreoffice/4/user/template/Modele_Cahier.ott" meta:date="2024-03-02T09:46:07.205140257"/>
  </office:meta>
</office:document-meta>
</file>